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lbany AMT" svg:font-family="'Albany AMT'" style:font-family-generic="swiss" style:font-pitch="variable"/>
    <style:font-face style:name="Andale Sans UI" svg:font-family="'Andale Sans UI'" style:font-family-generic="system" style:font-pitch="variable"/>
    <style:font-face style:name="Arial" svg:font-family="Arial"/>
    <style:font-face style:name="Arial Unicode MS" svg:font-family="'Arial Unicode MS'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HG Mincho Light J" svg:font-family="'HG Mincho Light J'" style:font-pitch="variable"/>
  </office:font-face-decls>
  <office:automatic-styles>
    <style:style style:name="co1" style:family="table-column">
      <style:table-column-properties fo:break-before="auto" style:column-width="4.987cm"/>
    </style:style>
    <style:style style:name="co2" style:family="table-column">
      <style:table-column-properties fo:break-before="auto" style:column-width="3.838cm"/>
    </style:style>
    <style:style style:name="co3" style:family="table-column">
      <style:table-column-properties fo:break-before="auto" style:column-width="3.138cm"/>
    </style:style>
    <style:style style:name="co4" style:family="table-column">
      <style:table-column-properties fo:break-before="auto" style:column-width="3.697cm"/>
    </style:style>
    <style:style style:name="co5" style:family="table-column">
      <style:table-column-properties fo:break-before="auto" style:column-width="1.24cm"/>
    </style:style>
    <style:style style:name="co6" style:family="table-column">
      <style:table-column-properties fo:break-before="auto" style:column-width="3.207cm"/>
    </style:style>
    <style:style style:name="co7" style:family="table-column">
      <style:table-column-properties fo:break-before="auto" style:column-width="3.147cm"/>
    </style:style>
    <style:style style:name="co8" style:family="table-column">
      <style:table-column-properties fo:break-before="auto" style:column-width="2.843cm"/>
    </style:style>
    <style:style style:name="co9" style:family="table-column">
      <style:table-column-properties fo:break-before="auto" style:column-width="3.025cm"/>
    </style:style>
    <style:style style:name="co10" style:family="table-column">
      <style:table-column-properties fo:break-before="auto" style:column-width="0.998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727cm" fo:break-before="auto" style:use-optimal-row-height="false"/>
    </style:style>
    <style:style style:name="ro3" style:family="table-row">
      <style:table-row-properties style:row-height="0.291cm" fo:break-before="auto" style:use-optimal-row-height="false"/>
    </style:style>
    <style:style style:name="ro4" style:family="table-row">
      <style:table-row-properties style:row-height="0.61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00ffff" style:cell-protect="protected" style:print-content="true" style:text-align-source="fix" style:repeat-content="false" fo:wrap-option="wrap" fo:border="0.51pt solid #000000" style:direction="ltr" style:rotation-angle="0" style:vertical-align="middle"/>
      <style:paragraph-properties fo:text-align="center" fo:margin-left="0cm"/>
      <style:text-properties fo:color="#000000" style:font-name="Arial1" fo:font-size="12pt" fo:font-style="normal" style:text-underline-style="none" fo:font-weight="normal" style:font-size-asian="12pt" style:font-size-complex="12pt"/>
    </style:style>
    <style:style style:name="ce3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51pt solid #000000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.353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1" style:family="table-cell" style:parent-style-name="Default">
      <style:table-cell-properties fo:border="0.51pt solid #000000"/>
      <style:text-properties style:font-name="Arial1" fo:font-size="12pt" style:font-size-asian="12pt" style:font-size-complex="12pt"/>
    </style:style>
    <style:style style:name="ce62" style:family="table-cell" style:parent-style-name="Default" style:data-style-name="N0">
      <style:table-cell-properties fo:background-color="#d6ffff" style:cell-protect="protected" style:print-content="true" style:text-align-source="fix" style:repeat-content="false" fo:wrap-option="no-wrap" fo:border="0.51pt solid #000000" style:direction="ltr" style:rotation-angle="0" style:vertical-align="bottom"/>
      <style:paragraph-properties fo:text-align="start" fo:margin-left="0.353cm"/>
      <style:text-properties fo:color="#000000" style:font-name="Arial1" fo:font-size="12pt" fo:font-style="normal" style:text-underline-style="none" fo:font-weight="normal" style:font-size-asian="12pt" style:font-size-complex="12pt"/>
    </style:style>
    <style:style style:name="ce63" style:family="table-cell" style:parent-style-name="Default" style:data-style-name="N0">
      <style:table-cell-properties fo:background-color="#ffdfff" style:cell-protect="protected" style:print-content="true" style:text-align-source="fix" style:repeat-content="false" fo:wrap-option="no-wrap" fo:border="0.51pt solid #000000" style:direction="ltr" style:rotation-angle="0" style:vertical-align="bottom"/>
      <style:paragraph-properties fo:text-align="start" fo:margin-left="0.353cm"/>
      <style:text-properties fo:color="#000000" style:font-name="Arial1" fo:font-size="12pt" fo:font-style="normal" style:text-underline-style="none" fo:font-weight="normal" style:font-size-asian="12pt" style:font-size-complex="12pt"/>
    </style:style>
    <style:style style:name="ce64" style:family="table-cell" style:parent-style-name="Default" style:data-style-name="N0">
      <style:table-cell-properties fo:background-color="#ffff00" style:cell-protect="protected" style:print-content="true" style:text-align-source="fix" style:repeat-content="false" fo:wrap-option="no-wrap" fo:border="0.51pt solid #000000" style:direction="ltr" style:rotation-angle="0" style:vertical-align="bottom"/>
      <style:paragraph-properties fo:text-align="start" fo:margin-left="0.353cm"/>
      <style:text-properties fo:color="#000000" style:font-name="Arial1" fo:font-size="12pt" fo:font-style="normal" style:text-underline-style="none" fo:font-weight="normal" style:font-size-asian="12pt" style:font-size-complex="12pt"/>
    </style:style>
    <style:style style:name="ce67" style:family="table-cell" style:parent-style-name="Default">
      <style:text-properties style:font-name="Arial1" fo:font-size="12pt" style:font-size-asian="12pt" style:font-size-complex="12pt"/>
    </style:style>
    <style:style style:name="ce9" style:family="table-cell" style:parent-style-name="Default">
      <style:table-cell-properties fo:background-color="#dddddd" style:text-align-source="fix" style:repeat-content="false" fo:border="0.51pt solid #000000"/>
      <style:paragraph-properties fo:text-align="center" fo:margin-left="0cm"/>
      <style:text-properties style:font-name="Arial1" fo:font-size="12pt" style:font-size-asian="12pt" style:font-size-complex="12pt"/>
    </style:style>
    <style:style style:name="ce80" style:family="table-cell" style:parent-style-name="Default">
      <style:table-cell-properties fo:background-color="#ffffff" style:text-align-source="fix" style:repeat-content="false" fo:border="0.51pt solid #000000" style:vertical-align="top"/>
      <style:paragraph-properties fo:text-align="center" fo:margin-left="0cm"/>
      <style:text-properties style:use-window-font-color="true" style:text-outline="false" style:text-line-through-style="none" style:text-line-through-type="none" style:font-name="Arial1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2" style:font-size-asian="12pt" style:language-asian="zxx" style:country-asian="none" style:font-style-asian="normal" style:font-weight-asian="normal" style:font-name-complex="Arial2" style:font-size-complex="12pt" style:language-complex="zxx" style:country-complex="none" style:font-style-complex="normal" style:font-weight-complex="normal" style:text-emphasize="none" style:font-relief="none"/>
    </style:style>
    <style:style style:name="ce73" style:family="table-cell" style:parent-style-name="Default" style:data-style-name="N0">
      <style:table-cell-properties fo:background-color="#d6ffff" style:cell-protect="protected" style:print-content="true" style:text-align-source="fix" style:repeat-content="false" fo:wrap-option="no-wrap" fo:border="0.51pt solid #000000" style:direction="ltr" style:rotation-angle="0" style:vertical-align="middle"/>
      <style:paragraph-properties fo:text-align="center" fo:margin-left="0cm"/>
      <style:text-properties fo:color="#000000" style:font-name="Arial1" fo:font-size="12pt" fo:font-style="normal" style:text-underline-style="none" fo:font-weight="normal" style:font-size-asian="12pt" style:font-size-complex="12pt"/>
    </style:style>
    <style:style style:name="ce75" style:family="table-cell" style:parent-style-name="Default" style:data-style-name="N0">
      <style:table-cell-properties fo:background-color="#ffdfff" style:cell-protect="protected" style:print-content="true" style:text-align-source="fix" style:repeat-content="false" fo:wrap-option="no-wrap" fo:border="0.51pt solid #000000" style:direction="ltr" style:rotation-angle="0" style:vertical-align="middle"/>
      <style:paragraph-properties fo:text-align="center" fo:margin-left="0cm"/>
      <style:text-properties fo:color="#000000" style:font-name="Arial1" fo:font-size="12pt" fo:font-style="normal" style:text-underline-style="none" fo:font-weight="normal" style:font-size-asian="12pt" style:font-size-complex="12pt"/>
    </style:style>
    <style:style style:name="ce76" style:family="table-cell" style:parent-style-name="Default" style:data-style-name="N0">
      <style:table-cell-properties fo:background-color="#ffff00" style:cell-protect="protected" style:print-content="true" style:text-align-source="fix" style:repeat-content="false" fo:wrap-option="no-wrap" fo:border="0.51pt solid #000000" style:direction="ltr" style:rotation-angle="0" style:vertical-align="middle"/>
      <style:paragraph-properties fo:text-align="center" fo:margin-left="0cm"/>
      <style:text-properties fo:color="#000000" style:font-name="Arial1" fo:font-size="12pt" fo:font-style="normal" style:text-underline-style="none" fo:font-weight="normal" style:font-size-asian="12pt" style:font-size-complex="12pt"/>
    </style:style>
    <style:style style:name="ce77" style:family="table-cell" style:parent-style-name="Default" style:data-style-name="N0">
      <style:table-cell-properties fo:background-color="#e0ffe0" style:cell-protect="protected" style:print-content="true" style:text-align-source="fix" style:repeat-content="false" fo:wrap-option="no-wrap" fo:border="0.51pt solid #000000" style:direction="ltr" style:rotation-angle="0" style:vertical-align="middle"/>
      <style:paragraph-properties fo:text-align="center" fo:margin-left="0cm"/>
      <style:text-properties fo:color="#000000" style:font-name="Arial1" fo:font-size="12pt" fo:font-style="normal" style:text-underline-style="none" fo:font-weight="normal" style:font-size-asian="12pt" style:font-size-complex="12pt"/>
    </style:style>
    <style:style style:name="ce7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1" fo:font-size="12pt" style:font-size-asian="12pt" style:font-size-complex="12pt"/>
    </style:style>
    <style:style style:name="ce15" style:family="table-cell" style:parent-style-name="Default" style:data-style-name="N0">
      <style:table-cell-properties fo:background-color="#00ffff" style:cell-protect="protected" style:print-content="true" style:text-align-source="fix" style:repeat-content="false" fo:wrap-option="wrap" fo:border="0.51pt solid #000000" style:direction="ltr" style:rotation-angle="0" style:vertical-align="middle"/>
      <style:paragraph-properties fo:text-align="center" fo:margin-left="0cm"/>
      <style:text-properties fo:color="#000000" style:font-name="Arial1" fo:font-size="12pt" fo:font-style="normal" style:text-underline-style="none" fo:font-weight="normal" style:font-name-asian="HG Mincho Light J" style:font-size-asian="12pt" style:font-name-complex="Arial Unicode MS" style:font-size-complex="12pt"/>
    </style:style>
    <style:style style:name="ce19" style:family="table-cell" style:parent-style-name="Default">
      <style:table-cell-properties style:text-align-source="fix" style:repeat-content="false" fo:border="0.51pt solid #000000"/>
      <style:paragraph-properties fo:text-align="center" fo:margin-left="0cm"/>
      <style:text-properties style:font-name="Arial1" fo:font-size="12pt" style:font-size-asian="12pt" style:font-size-complex="12pt"/>
    </style:style>
    <style:style style:name="ce17" style:family="table-cell" style:parent-style-name="Default">
      <style:table-cell-properties fo:border="0.51pt solid #000000"/>
    </style:style>
    <style:style style:name="ce23" style:family="table-cell" style:parent-style-name="Default">
      <style:table-cell-properties style:text-align-source="fix" style:repeat-content="false" fo:border="0.51pt solid #000000"/>
      <style:paragraph-properties fo:text-align="center" fo:margin-left="0cm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7" style:family="table-cell" style:parent-style-name="Default">
      <style:table-cell-properties fo:background-color="#ff8000"/>
      <style:text-properties style:font-name="Arial1" fo:font-size="12pt" style:font-size-asian="12pt" style:font-size-complex="12pt"/>
    </style:style>
    <style:style style:name="ce28" style:family="table-cell" style:parent-style-name="Default">
      <style:table-cell-properties fo:background-color="#ffff00"/>
      <style:text-properties style:font-name="Arial1" fo:font-size="12pt" style:font-size-asian="12pt" style:font-size-complex="12pt"/>
    </style:style>
    <style:style style:name="ce29" style:family="table-cell" style:parent-style-name="Default">
      <style:table-cell-properties fo:background-color="#cccccc"/>
      <style:text-properties style:font-name="Arial1" fo:font-size="12pt" style:font-size-asian="12pt" style:font-size-complex="12pt"/>
    </style:style>
    <style:style style:name="ce30" style:family="table-cell" style:parent-style-name="Default">
      <style:table-cell-properties fo:background-color="#ffd7d7"/>
      <style:text-properties style:font-name="Arial1" fo:font-size="12pt" style:font-size-asian="12pt" style:font-size-complex="12pt"/>
    </style:style>
  </office:automatic-styles>
  <office:body>
    <office:spreadsheet>
      <table:table table:name="Evaluation" table:style-name="ta1" table:print-ranges="Evaluation.A1:Evaluation.B26">
        <office:forms form:automatic-focus="false" form:apply-design-mode="false"/>
        <table:table-column table:style-name="co1" table:default-cell-style-name="ce67"/>
        <table:table-column table:style-name="co2" table:default-cell-style-name="ce67"/>
        <table:table-column table:style-name="co3" table:default-cell-style-name="ce78"/>
        <table:table-column table:style-name="co3" table:number-columns-repeated="2" table:default-cell-style-name="ce67"/>
        <table:table-column table:style-name="co4" table:default-cell-style-name="ce24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3" table:default-cell-style-name="Default"/>
        <table:table-column table:style-name="co10" table:default-cell-style-name="Default"/>
        <table:table-column table:style-name="co11" table:number-columns-repeated="6" table:default-cell-style-name="Default"/>
        <table:table-column table:style-name="co11" table:number-columns-repeated="35" table:default-cell-style-name="ce67"/>
        <table:table-row table:style-name="ro1">
          <table:table-cell table:style-name="ce1" office:value-type="string" calcext:value-type="string" table:number-columns-spanned="1" table:number-rows-spanned="2">
            <text:p>NOM</text:p>
          </table:table-cell>
          <table:table-cell table:style-name="ce1" office:value-type="string" calcext:value-type="string" table:number-columns-spanned="1" table:number-rows-spanned="2">
            <text:p>Prénom</text:p>
          </table:table-cell>
          <table:table-cell table:style-name="ce1" office:value-type="string" calcext:value-type="string" table:number-columns-spanned="1" table:number-rows-spanned="2">
            <text:p>Moyenne TP</text:p>
          </table:table-cell>
          <table:table-cell table:style-name="ce15" office:value-type="string" calcext:value-type="string" table:number-columns-spanned="1" table:number-rows-spanned="2">
            <text:p>Groupe</text:p>
          </table:table-cell>
          <table:table-cell table:style-name="ce15" office:value-type="string" calcext:value-type="string" table:number-columns-spanned="1" table:number-rows-spanned="2">
            <text:p>Binôme</text:p>
          </table:table-cell>
          <table:table-cell table:style-name="ce15" office:value-type="string" calcext:value-type="string" table:number-columns-spanned="1" table:number-rows-spanned="2">
            <text:p>Note</text:p>
          </table:table-cell>
          <table:table-cell table:number-columns-repeated="50"/>
        </table:table-row>
        <table:table-row table:style-name="ro1">
          <table:covered-table-cell table:number-columns-repeated="3" table:style-name="ce1"/>
          <table:covered-table-cell table:number-columns-repeated="3" table:style-name="ce19"/>
          <table:table-cell table:number-columns-repeated="50"/>
        </table:table-row>
        <table:table-row table:style-name="ro2">
          <table:table-cell table:style-name="ce3" office:value-type="string" calcext:value-type="string">
            <text:p>BEZIERS LA FOSSE</text:p>
          </table:table-cell>
          <table:table-cell table:style-name="ce3" office:value-type="string" calcext:value-type="string">
            <text:p>Arthur</text:p>
          </table:table-cell>
          <table:table-cell table:style-name="ce9" table:formula="of:=ROUND(AVERAGE([.D2:.E2]);1)" office:value-type="string" office:string-value="" calcext:value-type="error">
            <text:p>#DIV/0 !</text:p>
          </table:table-cell>
          <table:table-cell table:style-name="ce19" table:number-columns-repeated="2"/>
          <table:table-cell table:style-name="ce19" office:value-type="float" office:value="13" calcext:value-type="float">
            <text:p>13</text:p>
          </table:table-cell>
          <table:table-cell table:style-name="ce67" table:number-columns-repeated="2"/>
          <table:table-cell table:style-name="ce27" office:value-type="string" calcext:value-type="string">
            <text:p>Gr1</text:p>
          </table:table-cell>
          <table:table-cell table:style-name="ce67"/>
          <table:table-cell table:number-columns-repeated="46"/>
        </table:table-row>
        <table:table-row table:style-name="ro2">
          <table:table-cell table:style-name="ce3" office:value-type="string" calcext:value-type="string">
            <text:p>BOURDEAU</text:p>
          </table:table-cell>
          <table:table-cell table:style-name="ce3" office:value-type="string" calcext:value-type="string">
            <text:p>Valentin</text:p>
          </table:table-cell>
          <table:table-cell table:style-name="ce9" table:formula="of:=ROUND(AVERAGE([.D3:.E3]);1)" office:value-type="string" office:string-value="" calcext:value-type="error">
            <text:p>#DIV/0 !</text:p>
          </table:table-cell>
          <table:table-cell table:style-name="ce19" table:number-columns-repeated="2"/>
          <table:table-cell table:style-name="ce19" office:value-type="float" office:value="14" calcext:value-type="float">
            <text:p>14</text:p>
          </table:table-cell>
          <table:table-cell table:style-name="ce67" table:number-columns-repeated="2"/>
          <table:table-cell table:style-name="ce28" office:value-type="string" calcext:value-type="string">
            <text:p>Gr2</text:p>
          </table:table-cell>
          <table:table-cell table:style-name="ce67"/>
          <table:table-cell table:number-columns-repeated="46"/>
        </table:table-row>
        <table:table-row table:style-name="ro2">
          <table:table-cell table:style-name="ce3" office:value-type="string" calcext:value-type="string">
            <text:p>BULTEAU-HAREL</text:p>
          </table:table-cell>
          <table:table-cell table:style-name="ce3" office:value-type="string" calcext:value-type="string">
            <text:p>François</text:p>
          </table:table-cell>
          <table:table-cell table:style-name="ce9" table:formula="of:=ROUND(AVERAGE([.D4:.E4]);1)" office:value-type="string" office:string-value="" calcext:value-type="error">
            <text:p>#DIV/0 !</text:p>
          </table:table-cell>
          <table:table-cell table:style-name="ce19" table:number-columns-repeated="2"/>
          <table:table-cell table:style-name="ce19" office:value-type="float" office:value="14" calcext:value-type="float">
            <text:p>14</text:p>
          </table:table-cell>
          <table:table-cell table:style-name="ce67" table:number-columns-repeated="2"/>
          <table:table-cell table:style-name="ce28" office:value-type="string" calcext:value-type="string">
            <text:p>Gr2</text:p>
          </table:table-cell>
          <table:table-cell table:style-name="ce67"/>
          <table:table-cell table:number-columns-repeated="46"/>
        </table:table-row>
        <table:table-row table:style-name="ro2">
          <table:table-cell table:style-name="ce3" office:value-type="string" calcext:value-type="string">
            <text:p>CHESNEAU</text:p>
          </table:table-cell>
          <table:table-cell table:style-name="ce3" office:value-type="string" calcext:value-type="string">
            <text:p>Antoine</text:p>
          </table:table-cell>
          <table:table-cell table:style-name="ce9" table:formula="of:=ROUND(AVERAGE([.D5:.E5]);1)" office:value-type="string" office:string-value="" calcext:value-type="error">
            <text:p>#DIV/0 !</text:p>
          </table:table-cell>
          <table:table-cell table:style-name="ce19" table:number-columns-repeated="2"/>
          <table:table-cell table:style-name="ce19" office:value-type="float" office:value="14" calcext:value-type="float">
            <text:p>14</text:p>
          </table:table-cell>
          <table:table-cell table:style-name="ce67" table:number-columns-repeated="3"/>
          <table:table-cell table:style-name="ce29" office:value-type="string" calcext:value-type="string">
            <text:p>Gr2</text:p>
          </table:table-cell>
          <table:table-cell table:number-columns-repeated="46"/>
        </table:table-row>
        <table:table-row table:style-name="ro2">
          <table:table-cell table:style-name="ce3" office:value-type="string" calcext:value-type="string">
            <text:p>DELAUNAY</text:p>
          </table:table-cell>
          <table:table-cell table:style-name="ce3" office:value-type="string" calcext:value-type="string">
            <text:p>Kilian</text:p>
          </table:table-cell>
          <table:table-cell table:style-name="ce9" table:formula="of:=ROUND(AVERAGE([.D6:.E6]);1)" office:value-type="string" office:string-value="" calcext:value-type="error">
            <text:p>#DIV/0 !</text:p>
          </table:table-cell>
          <table:table-cell table:style-name="ce19" table:number-columns-repeated="2"/>
          <table:table-cell table:style-name="ce19" office:value-type="float" office:value="15" calcext:value-type="float">
            <text:p>15</text:p>
          </table:table-cell>
          <table:table-cell table:style-name="ce67" table:number-columns-repeated="2"/>
          <table:table-cell table:style-name="ce27" office:value-type="string" calcext:value-type="string">
            <text:p>Gr1</text:p>
          </table:table-cell>
          <table:table-cell table:style-name="ce67"/>
          <table:table-cell table:number-columns-repeated="46"/>
        </table:table-row>
        <table:table-row table:style-name="ro2">
          <table:table-cell table:style-name="ce3" office:value-type="string" calcext:value-type="string">
            <text:p>DJAHAFI</text:p>
          </table:table-cell>
          <table:table-cell table:style-name="ce3" office:value-type="string" calcext:value-type="string">
            <text:p>Riadh</text:p>
          </table:table-cell>
          <table:table-cell table:style-name="ce9" table:formula="of:=ROUND(AVERAGE([.D7:.E7]);1)" office:value-type="string" office:string-value="" calcext:value-type="error">
            <text:p>#DIV/0 !</text:p>
          </table:table-cell>
          <table:table-cell table:style-name="ce19" table:number-columns-repeated="2"/>
          <table:table-cell table:style-name="ce19" office:value-type="float" office:value="14" calcext:value-type="float">
            <text:p>14</text:p>
          </table:table-cell>
          <table:table-cell table:style-name="ce67" table:number-columns-repeated="2"/>
          <table:table-cell table:style-name="ce27" office:value-type="string" calcext:value-type="string">
            <text:p>Gr1</text:p>
          </table:table-cell>
          <table:table-cell table:style-name="ce67"/>
          <table:table-cell table:number-columns-repeated="46"/>
        </table:table-row>
        <table:table-row table:style-name="ro2">
          <table:table-cell table:style-name="ce3" office:value-type="string" calcext:value-type="string">
            <text:p>DOMENEC</text:p>
          </table:table-cell>
          <table:table-cell table:style-name="ce3" office:value-type="string" calcext:value-type="string">
            <text:p>Mathis</text:p>
          </table:table-cell>
          <table:table-cell table:style-name="ce9" table:formula="of:=ROUND(AVERAGE([.D8:.E8]);1)" office:value-type="string" office:string-value="" calcext:value-type="error">
            <text:p>#DIV/0 !</text:p>
          </table:table-cell>
          <table:table-cell table:style-name="ce19" table:number-columns-repeated="2"/>
          <table:table-cell table:style-name="ce19" office:value-type="float" office:value="13" calcext:value-type="float">
            <text:p>13</text:p>
          </table:table-cell>
          <table:table-cell table:style-name="ce67" table:number-columns-repeated="3"/>
          <table:table-cell table:style-name="ce30" office:value-type="string" calcext:value-type="string">
            <text:p>Gr1</text:p>
          </table:table-cell>
          <table:table-cell table:number-columns-repeated="46"/>
        </table:table-row>
        <table:table-row table:style-name="ro2">
          <table:table-cell table:style-name="ce3" office:value-type="string" calcext:value-type="string">
            <text:p>DURAN</text:p>
          </table:table-cell>
          <table:table-cell table:style-name="ce3" office:value-type="string" calcext:value-type="string">
            <text:p>Antonin</text:p>
          </table:table-cell>
          <table:table-cell table:style-name="ce9" table:formula="of:=ROUND(AVERAGE([.D9:.E9]);1)" office:value-type="string" office:string-value="" calcext:value-type="error">
            <text:p>#DIV/0 !</text:p>
          </table:table-cell>
          <table:table-cell table:style-name="ce19" table:number-columns-repeated="2"/>
          <table:table-cell table:style-name="ce19" office:value-type="float" office:value="15" calcext:value-type="float">
            <text:p>15</text:p>
          </table:table-cell>
          <table:table-cell table:style-name="ce67" table:number-columns-repeated="2"/>
          <table:table-cell table:style-name="ce28" office:value-type="string" calcext:value-type="string">
            <text:p>Gr2</text:p>
          </table:table-cell>
          <table:table-cell table:style-name="ce67"/>
          <table:table-cell table:number-columns-repeated="46"/>
        </table:table-row>
        <table:table-row table:style-name="ro2">
          <table:table-cell table:style-name="ce3" office:value-type="string" calcext:value-type="string">
            <text:p>ERAUD</text:p>
          </table:table-cell>
          <table:table-cell table:style-name="ce3" office:value-type="string" calcext:value-type="string">
            <text:p>Adrien</text:p>
          </table:table-cell>
          <table:table-cell table:style-name="ce9" table:formula="of:=ROUND(AVERAGE([.D10:.E10]);1)" office:value-type="string" office:string-value="" calcext:value-type="error">
            <text:p>#DIV/0 !</text:p>
          </table:table-cell>
          <table:table-cell table:style-name="ce19" table:number-columns-repeated="2"/>
          <table:table-cell table:style-name="ce19" office:value-type="float" office:value="14" calcext:value-type="float">
            <text:p>14</text:p>
          </table:table-cell>
          <table:table-cell table:style-name="ce67" table:number-columns-repeated="2"/>
          <table:table-cell table:style-name="ce27" office:value-type="string" calcext:value-type="string">
            <text:p>Gr1</text:p>
          </table:table-cell>
          <table:table-cell table:style-name="ce67"/>
          <table:table-cell table:number-columns-repeated="46"/>
        </table:table-row>
        <table:table-row table:style-name="ro2">
          <table:table-cell table:style-name="ce3" office:value-type="string" calcext:value-type="string">
            <text:p>GAURIER</text:p>
          </table:table-cell>
          <table:table-cell table:style-name="ce3" office:value-type="string" calcext:value-type="string">
            <text:p>Nicolas</text:p>
          </table:table-cell>
          <table:table-cell table:style-name="ce9" table:formula="of:=ROUND(AVERAGE([.D11:.E11]);1)" office:value-type="string" office:string-value="" calcext:value-type="error">
            <text:p>#DIV/0 !</text:p>
          </table:table-cell>
          <table:table-cell table:style-name="ce19" table:number-columns-repeated="2"/>
          <table:table-cell table:style-name="ce19" office:value-type="float" office:value="15" calcext:value-type="float">
            <text:p>15</text:p>
          </table:table-cell>
          <table:table-cell table:style-name="ce67" table:number-columns-repeated="2"/>
          <table:table-cell table:style-name="ce28" office:value-type="string" calcext:value-type="string">
            <text:p>Gr2</text:p>
          </table:table-cell>
          <table:table-cell table:style-name="ce67"/>
          <table:table-cell table:number-columns-repeated="46"/>
        </table:table-row>
        <table:table-row table:style-name="ro2">
          <table:table-cell table:style-name="ce3" office:value-type="string" calcext:value-type="string">
            <text:p>GOUGEON</text:p>
          </table:table-cell>
          <table:table-cell table:style-name="ce3" office:value-type="string" calcext:value-type="string">
            <text:p>Samuel</text:p>
          </table:table-cell>
          <table:table-cell table:style-name="ce9" table:formula="of:=ROUND(AVERAGE([.D12:.E12]);1)" office:value-type="string" office:string-value="" calcext:value-type="error">
            <text:p>#DIV/0 !</text:p>
          </table:table-cell>
          <table:table-cell table:style-name="ce19" table:number-columns-repeated="2"/>
          <table:table-cell table:style-name="ce19" office:value-type="float" office:value="14" calcext:value-type="float">
            <text:p>14</text:p>
          </table:table-cell>
          <table:table-cell table:style-name="ce67" table:number-columns-repeated="3"/>
          <table:table-cell table:style-name="ce29" office:value-type="string" calcext:value-type="string">
            <text:p>Gr2</text:p>
          </table:table-cell>
          <table:table-cell table:number-columns-repeated="46"/>
        </table:table-row>
        <table:table-row table:style-name="ro2">
          <table:table-cell table:style-name="ce3" office:value-type="string" calcext:value-type="string">
            <text:p>HUMBERT</text:p>
          </table:table-cell>
          <table:table-cell table:style-name="ce3" office:value-type="string" calcext:value-type="string">
            <text:p>Arthur</text:p>
          </table:table-cell>
          <table:table-cell table:style-name="ce9" table:formula="of:=ROUND(AVERAGE([.D13:.E13]);1)" office:value-type="string" office:string-value="" calcext:value-type="error">
            <text:p>#DIV/0 !</text:p>
          </table:table-cell>
          <table:table-cell table:style-name="ce19" table:number-columns-repeated="2"/>
          <table:table-cell table:style-name="ce19" office:value-type="float" office:value="15" calcext:value-type="float">
            <text:p>15</text:p>
          </table:table-cell>
          <table:table-cell table:style-name="ce67" table:number-columns-repeated="2"/>
          <table:table-cell table:style-name="ce28" office:value-type="string" calcext:value-type="string">
            <text:p>Gr2</text:p>
          </table:table-cell>
          <table:table-cell table:style-name="ce67"/>
          <table:table-cell table:number-columns-repeated="46"/>
        </table:table-row>
        <table:table-row table:style-name="ro2">
          <table:table-cell table:style-name="ce3" office:value-type="string" calcext:value-type="string">
            <text:p>LAURENT</text:p>
          </table:table-cell>
          <table:table-cell table:style-name="ce3" office:value-type="string" calcext:value-type="string">
            <text:p>Simon</text:p>
          </table:table-cell>
          <table:table-cell table:style-name="ce9" table:formula="of:=ROUND(AVERAGE([.D14:.E14]);1)" office:value-type="string" office:string-value="" calcext:value-type="error">
            <text:p>#DIV/0 !</text:p>
          </table:table-cell>
          <table:table-cell table:style-name="ce19" table:number-columns-repeated="2"/>
          <table:table-cell table:style-name="ce19" office:value-type="float" office:value="14" calcext:value-type="float">
            <text:p>14</text:p>
          </table:table-cell>
          <table:table-cell table:style-name="ce67" table:number-columns-repeated="3"/>
          <table:table-cell table:style-name="ce30" office:value-type="string" calcext:value-type="string">
            <text:p>Gr1</text:p>
          </table:table-cell>
          <table:table-cell table:number-columns-repeated="46"/>
        </table:table-row>
        <table:table-row table:style-name="ro2">
          <table:table-cell table:style-name="ce3" office:value-type="string" calcext:value-type="string">
            <text:p>LE PELTIER</text:p>
          </table:table-cell>
          <table:table-cell table:style-name="ce3" office:value-type="string" calcext:value-type="string">
            <text:p>Baptiste</text:p>
          </table:table-cell>
          <table:table-cell table:style-name="ce9" table:formula="of:=ROUND(AVERAGE([.D15:.E15]);1)" office:value-type="string" office:string-value="" calcext:value-type="error">
            <text:p>#DIV/0 !</text:p>
          </table:table-cell>
          <table:table-cell table:style-name="ce19" table:number-columns-repeated="2"/>
          <table:table-cell table:style-name="ce19" office:value-type="float" office:value="13" calcext:value-type="float">
            <text:p>13</text:p>
          </table:table-cell>
          <table:table-cell table:style-name="ce67" table:number-columns-repeated="3"/>
          <table:table-cell table:style-name="ce30" office:value-type="string" calcext:value-type="string">
            <text:p>Gr1</text:p>
          </table:table-cell>
          <table:table-cell table:number-columns-repeated="46"/>
        </table:table-row>
        <table:table-row table:style-name="ro2">
          <table:table-cell table:style-name="ce3" office:value-type="string" calcext:value-type="string">
            <text:p>LE THIEC</text:p>
          </table:table-cell>
          <table:table-cell table:style-name="ce3" office:value-type="string" calcext:value-type="string">
            <text:p>Gwendal</text:p>
          </table:table-cell>
          <table:table-cell table:style-name="ce9" table:formula="of:=ROUND(AVERAGE([.D16:.E16]);1)" office:value-type="string" office:string-value="" calcext:value-type="error">
            <text:p>#DIV/0 !</text:p>
          </table:table-cell>
          <table:table-cell table:style-name="ce19" table:number-columns-repeated="2"/>
          <table:table-cell table:style-name="ce19" office:value-type="float" office:value="14" calcext:value-type="float">
            <text:p>14</text:p>
          </table:table-cell>
          <table:table-cell table:style-name="ce67" table:number-columns-repeated="3"/>
          <table:table-cell table:style-name="ce30" office:value-type="string" calcext:value-type="string">
            <text:p>Gr1</text:p>
          </table:table-cell>
          <table:table-cell table:number-columns-repeated="46"/>
        </table:table-row>
        <table:table-row table:style-name="ro2">
          <table:table-cell table:style-name="ce3" office:value-type="string" calcext:value-type="string">
            <text:p>LOGVINSKI</text:p>
          </table:table-cell>
          <table:table-cell table:style-name="ce3" office:value-type="string" calcext:value-type="string">
            <text:p>Axelle</text:p>
          </table:table-cell>
          <table:table-cell table:style-name="ce9" table:formula="of:=ROUND(AVERAGE([.D17:.E17]);1)" office:value-type="string" office:string-value="" calcext:value-type="error">
            <text:p>#DIV/0 !</text:p>
          </table:table-cell>
          <table:table-cell table:style-name="ce19" table:number-columns-repeated="2"/>
          <table:table-cell table:style-name="ce19" office:value-type="float" office:value="14" calcext:value-type="float">
            <text:p>14</text:p>
          </table:table-cell>
          <table:table-cell table:style-name="ce67" table:number-columns-repeated="3"/>
          <table:table-cell table:style-name="ce29" office:value-type="string" calcext:value-type="string">
            <text:p>Gr2</text:p>
          </table:table-cell>
          <table:table-cell table:number-columns-repeated="46"/>
        </table:table-row>
        <table:table-row table:style-name="ro2">
          <table:table-cell table:style-name="ce3" office:value-type="string" calcext:value-type="string">
            <text:p>MICHEL</text:p>
          </table:table-cell>
          <table:table-cell table:style-name="ce3" office:value-type="string" calcext:value-type="string">
            <text:p>Jules</text:p>
          </table:table-cell>
          <table:table-cell table:style-name="ce9" table:formula="of:=ROUND(AVERAGE([.D18:.E18]);1)" office:value-type="string" office:string-value="" calcext:value-type="error">
            <text:p>#DIV/0 !</text:p>
          </table:table-cell>
          <table:table-cell table:style-name="ce19" table:number-columns-repeated="2"/>
          <table:table-cell table:style-name="ce19" office:value-type="float" office:value="14" calcext:value-type="float">
            <text:p>14</text:p>
          </table:table-cell>
          <table:table-cell table:style-name="ce67" table:number-columns-repeated="3"/>
          <table:table-cell table:style-name="ce29" office:value-type="string" calcext:value-type="string">
            <text:p>Gr2</text:p>
          </table:table-cell>
          <table:table-cell table:number-columns-repeated="46"/>
        </table:table-row>
        <table:table-row table:style-name="ro2">
          <table:table-cell table:style-name="ce3" office:value-type="string" calcext:value-type="string">
            <text:p>OZER</text:p>
          </table:table-cell>
          <table:table-cell table:style-name="ce3" office:value-type="string" calcext:value-type="string">
            <text:p>Nicolas</text:p>
          </table:table-cell>
          <table:table-cell table:style-name="ce9" table:formula="of:=ROUND(AVERAGE([.D19:.E19]);1)" office:value-type="string" office:string-value="" calcext:value-type="error">
            <text:p>#DIV/0 !</text:p>
          </table:table-cell>
          <table:table-cell table:style-name="ce19" table:number-columns-repeated="2"/>
          <table:table-cell table:style-name="ce19" office:value-type="float" office:value="14" calcext:value-type="float">
            <text:p>14</text:p>
          </table:table-cell>
          <table:table-cell table:style-name="ce67" table:number-columns-repeated="3"/>
          <table:table-cell table:style-name="ce29" office:value-type="string" calcext:value-type="string">
            <text:p>Gr2</text:p>
          </table:table-cell>
          <table:table-cell table:number-columns-repeated="46"/>
        </table:table-row>
        <table:table-row table:style-name="ro2">
          <table:table-cell table:style-name="ce3" office:value-type="string" calcext:value-type="string">
            <text:p>PASOS SANCHEZ</text:p>
          </table:table-cell>
          <table:table-cell table:style-name="ce3" office:value-type="string" calcext:value-type="string">
            <text:p>Miriam</text:p>
          </table:table-cell>
          <table:table-cell table:style-name="ce9" table:formula="of:=ROUND(AVERAGE([.D20:.E20]);1)" office:value-type="string" office:string-value="" calcext:value-type="error">
            <text:p>#DIV/0 !</text:p>
          </table:table-cell>
          <table:table-cell table:style-name="ce19" table:number-columns-repeated="2"/>
          <table:table-cell table:style-name="ce19" office:value-type="float" office:value="10" calcext:value-type="float">
            <text:p>10</text:p>
          </table:table-cell>
          <table:table-cell table:style-name="ce67" table:number-columns-repeated="3"/>
          <table:table-cell table:style-name="ce30" office:value-type="string" calcext:value-type="string">
            <text:p>Gr1</text:p>
          </table:table-cell>
          <table:table-cell table:number-columns-repeated="46"/>
        </table:table-row>
        <table:table-row table:style-name="ro2">
          <table:table-cell table:style-name="ce3" office:value-type="string" calcext:value-type="string">
            <text:p>PUAUD</text:p>
          </table:table-cell>
          <table:table-cell table:style-name="ce3" office:value-type="string" calcext:value-type="string">
            <text:p>Christopher</text:p>
          </table:table-cell>
          <table:table-cell table:style-name="ce9" table:formula="of:=ROUND(AVERAGE([.D21:.E21]);1)" office:value-type="string" office:string-value="" calcext:value-type="error">
            <text:p>#DIV/0 !</text:p>
          </table:table-cell>
          <table:table-cell table:style-name="ce19" table:number-columns-repeated="2"/>
          <table:table-cell table:style-name="ce19" office:value-type="float" office:value="15" calcext:value-type="float">
            <text:p>15</text:p>
          </table:table-cell>
          <table:table-cell table:style-name="ce67" table:number-columns-repeated="2"/>
          <table:table-cell table:style-name="ce27" office:value-type="string" calcext:value-type="string">
            <text:p>Gr1</text:p>
          </table:table-cell>
          <table:table-cell table:style-name="ce67"/>
          <table:table-cell table:number-columns-repeated="46"/>
        </table:table-row>
        <table:table-row table:style-name="ro2">
          <table:table-cell table:style-name="ce3" office:value-type="string" calcext:value-type="string">
            <text:p>RIDET</text:p>
          </table:table-cell>
          <table:table-cell table:style-name="ce3" office:value-type="string" calcext:value-type="string">
            <text:p>Audrain</text:p>
          </table:table-cell>
          <table:table-cell table:style-name="ce9" table:formula="of:=ROUND(AVERAGE([.D22:.E22]);1)" office:value-type="string" office:string-value="" calcext:value-type="error">
            <text:p>#DIV/0 !</text:p>
          </table:table-cell>
          <table:table-cell table:style-name="ce19" table:number-columns-repeated="2"/>
          <table:table-cell table:style-name="ce19" office:value-type="float" office:value="13" calcext:value-type="float">
            <text:p>13</text:p>
          </table:table-cell>
          <table:table-cell table:style-name="ce67" table:number-columns-repeated="2"/>
          <table:table-cell table:style-name="ce27" office:value-type="string" calcext:value-type="string">
            <text:p>Gr1</text:p>
          </table:table-cell>
          <table:table-cell table:style-name="ce67"/>
          <table:table-cell table:number-columns-repeated="46"/>
        </table:table-row>
        <table:table-row table:style-name="ro2">
          <table:table-cell table:style-name="ce3" office:value-type="string" calcext:value-type="string">
            <text:p>RIVERA RAYA</text:p>
          </table:table-cell>
          <table:table-cell table:style-name="ce3" office:value-type="string" calcext:value-type="string">
            <text:p>Jennifer</text:p>
          </table:table-cell>
          <table:table-cell table:style-name="ce9" table:formula="of:=ROUND(AVERAGE([.D23:.E23]);1)" office:value-type="string" office:string-value="" calcext:value-type="error">
            <text:p>#DIV/0 !</text:p>
          </table:table-cell>
          <table:table-cell table:style-name="ce19" table:number-columns-repeated="2"/>
          <table:table-cell table:style-name="ce19" office:value-type="float" office:value="10" calcext:value-type="float">
            <text:p>10</text:p>
          </table:table-cell>
          <table:table-cell table:style-name="ce67" table:number-columns-repeated="3"/>
          <table:table-cell table:style-name="ce30" office:value-type="string" calcext:value-type="string">
            <text:p>Gr1</text:p>
          </table:table-cell>
          <table:table-cell table:number-columns-repeated="46"/>
        </table:table-row>
        <table:table-row table:style-name="ro2">
          <table:table-cell table:style-name="ce3" office:value-type="string" calcext:value-type="string">
            <text:p>RULLIER</text:p>
          </table:table-cell>
          <table:table-cell table:style-name="ce3" office:value-type="string" calcext:value-type="string">
            <text:p>Greg</text:p>
          </table:table-cell>
          <table:table-cell table:style-name="ce9" table:formula="of:=ROUND(AVERAGE([.D24:.E24]);1)" office:value-type="string" office:string-value="" calcext:value-type="error">
            <text:p>#DIV/0 !</text:p>
          </table:table-cell>
          <table:table-cell table:style-name="ce19" table:number-columns-repeated="2"/>
          <table:table-cell table:style-name="ce19" office:value-type="float" office:value="14" calcext:value-type="float">
            <text:p>14</text:p>
          </table:table-cell>
          <table:table-cell table:style-name="ce67" table:number-columns-repeated="3"/>
          <table:table-cell table:style-name="ce29" office:value-type="string" calcext:value-type="string">
            <text:p>Gr2</text:p>
          </table:table-cell>
          <table:table-cell table:number-columns-repeated="46"/>
        </table:table-row>
        <table:table-row table:style-name="ro2">
          <table:table-cell table:style-name="ce3" office:value-type="string" calcext:value-type="string">
            <text:p>TATÉ</text:p>
          </table:table-cell>
          <table:table-cell table:style-name="ce3" office:value-type="string" calcext:value-type="string">
            <text:p>Bastien</text:p>
          </table:table-cell>
          <table:table-cell table:style-name="ce9" table:formula="of:=ROUND(AVERAGE([.D25:.E25]);1)" office:value-type="string" office:string-value="" calcext:value-type="error">
            <text:p>#DIV/0 !</text:p>
          </table:table-cell>
          <table:table-cell table:style-name="ce19" table:number-columns-repeated="2"/>
          <table:table-cell table:style-name="ce19" office:value-type="float" office:value="15" calcext:value-type="float">
            <text:p>15</text:p>
          </table:table-cell>
          <table:table-cell table:style-name="ce67" table:number-columns-repeated="2"/>
          <table:table-cell table:style-name="ce28" office:value-type="string" calcext:value-type="string">
            <text:p>Gr2</text:p>
          </table:table-cell>
          <table:table-cell table:style-name="ce67"/>
          <table:table-cell table:number-columns-repeated="46"/>
        </table:table-row>
        <table:table-row table:style-name="ro3">
          <table:table-cell table:style-name="ce61" table:number-columns-repeated="2"/>
          <table:table-cell table:style-name="ce80"/>
          <table:table-cell table:style-name="ce17" table:number-columns-repeated="2"/>
          <table:table-cell table:style-name="ce23"/>
          <table:table-cell table:number-columns-repeated="50"/>
        </table:table-row>
        <table:table-row table:style-name="ro4">
          <table:table-cell table:style-name="ce62" office:value-type="string" calcext:value-type="string">
            <text:p>Note maxi</text:p>
          </table:table-cell>
          <table:table-cell table:style-name="ce62"/>
          <table:table-cell table:style-name="ce73" table:formula="of:=MAX([.C3:.C26])" office:value-type="string" office:string-value="" calcext:value-type="error">
            <text:p>#DIV/0 !</text:p>
          </table:table-cell>
          <table:table-cell table:style-name="ce73" table:formula="of:=MAX([.D3:.D26])" office:value-type="float" office:value="0" calcext:value-type="float">
            <text:p>0</text:p>
          </table:table-cell>
          <table:table-cell table:style-name="ce73" table:formula="of:=MAX([.E3:.E26])" office:value-type="float" office:value="0" calcext:value-type="float">
            <text:p>0</text:p>
          </table:table-cell>
          <table:table-cell table:style-name="ce73" table:formula="of:=MAX([.F3:.F26])" office:value-type="float" office:value="15" calcext:value-type="float">
            <text:p>15</text:p>
          </table:table-cell>
          <table:table-cell table:number-columns-repeated="50"/>
        </table:table-row>
        <table:table-row table:style-name="ro4">
          <table:table-cell table:style-name="ce63" office:value-type="string" calcext:value-type="string">
            <text:p>Note mini</text:p>
          </table:table-cell>
          <table:table-cell table:style-name="ce63"/>
          <table:table-cell table:style-name="ce75" table:formula="of:=MIN([.C3:.C26])" office:value-type="string" office:string-value="" calcext:value-type="error">
            <text:p>#DIV/0 !</text:p>
          </table:table-cell>
          <table:table-cell table:style-name="ce75" table:formula="of:=MIN([.D3:.D26])" office:value-type="float" office:value="0" calcext:value-type="float">
            <text:p>0</text:p>
          </table:table-cell>
          <table:table-cell table:style-name="ce75" table:formula="of:=MIN([.E3:.E26])" office:value-type="float" office:value="0" calcext:value-type="float">
            <text:p>0</text:p>
          </table:table-cell>
          <table:table-cell table:style-name="ce75" table:formula="of:=MIN([.F3:.F26])" office:value-type="float" office:value="10" calcext:value-type="float">
            <text:p>10</text:p>
          </table:table-cell>
          <table:table-cell table:number-columns-repeated="50"/>
        </table:table-row>
        <table:table-row table:style-name="ro4">
          <table:table-cell table:style-name="ce64" office:value-type="string" calcext:value-type="string">
            <text:p>Moyenne</text:p>
          </table:table-cell>
          <table:table-cell table:style-name="ce64"/>
          <table:table-cell table:style-name="ce76" table:formula="of:=ROUND(AVERAGE([.C3:.C26]);2)" office:value-type="string" office:string-value="" calcext:value-type="error">
            <text:p>#DIV/0 !</text:p>
          </table:table-cell>
          <table:table-cell table:style-name="ce76" table:formula="of:=ROUND(AVERAGE([.D3:.D26]);2)" office:value-type="string" office:string-value="" calcext:value-type="error">
            <text:p>#DIV/0 !</text:p>
          </table:table-cell>
          <table:table-cell table:style-name="ce76" table:formula="of:=ROUND(AVERAGE([.E3:.E26]);2)" office:value-type="string" office:string-value="" calcext:value-type="error">
            <text:p>#DIV/0 !</text:p>
          </table:table-cell>
          <table:table-cell table:style-name="ce76" table:formula="of:=ROUND(AVERAGE([.F3:.F26]);2)" office:value-type="float" office:value="13.75" calcext:value-type="float">
            <text:p>13,75</text:p>
          </table:table-cell>
          <table:table-cell table:number-columns-repeated="50"/>
        </table:table-row>
        <table:table-row table:style-name="ro4">
          <table:table-cell table:style-name="ce62" office:value-type="string" calcext:value-type="string">
            <text:p>Etudiant(e)s</text:p>
          </table:table-cell>
          <table:table-cell table:style-name="ce62"/>
          <table:table-cell table:style-name="ce77" table:formula="of:=COUNT([.C3:.C26])" office:value-type="float" office:value="0" calcext:value-type="float">
            <text:p>0</text:p>
          </table:table-cell>
          <table:table-cell table:style-name="ce77" table:formula="of:=COUNT([.D3:.D26])" office:value-type="float" office:value="0" calcext:value-type="float">
            <text:p>0</text:p>
          </table:table-cell>
          <table:table-cell table:style-name="ce77" table:formula="of:=COUNT([.E3:.E26])" office:value-type="float" office:value="0" calcext:value-type="float">
            <text:p>0</text:p>
          </table:table-cell>
          <table:table-cell table:style-name="ce77" table:formula="of:=COUNT([.F3:.F26])" office:value-type="float" office:value="24" calcext:value-type="float">
            <text:p>24</text:p>
          </table:table-cell>
          <table:table-cell table:number-columns-repeated="50"/>
        </table:table-row>
        <table:table-row table:style-name="ro1" table:number-rows-repeated="1048544">
          <table:table-cell table:number-columns-repeated="56"/>
        </table:table-row>
        <table:table-row table:style-name="ro1">
          <table:table-cell table:number-columns-repeated="56"/>
        </table:table-row>
      </table:table>
      <table:named-expressions/>
      <table:database-ranges>
        <table:database-range table:name="__Anonymous_Sheet_DB__0" table:target-range-address="Evaluation.A3:Evaluation.AMJ26" table:contains-header="false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lbany AMT" svg:font-family="'Albany AMT'" style:font-family-generic="swiss" style:font-pitch="variable"/>
    <style:font-face style:name="Andale Sans UI" svg:font-family="'Andale Sans UI'" style:font-family-generic="system" style:font-pitch="variable"/>
    <style:font-face style:name="Arial" svg:font-family="Arial"/>
    <style:font-face style:name="Arial Unicode MS" svg:font-family="'Arial Unicode MS'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HG Mincho Light J" svg:font-family="'HG Mincho Light J'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 AMT" fo:font-size="10pt" fo:language="fr" fo:country="FR" style:font-name-asian="DejaVu Sans" style:font-size-asian="10pt" style:language-asian="zxx" style:country-asian="none" style:font-name-complex="Andale Sans UI" style:font-size-complex="10pt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276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275">
      <number:minutes number:style="long"/>
      <number:text>:</number:text>
      <number:seconds number:style="long" number:decimal-places="1"/>
    </number:time-style>
    <number:number-style style:name="N274P0" style:volatile="true">
      <number:text> </number:text>
      <number:number number:decimal-places="2" number:min-decimal-places="2" number:min-integer-digits="1" number:grouping="true"/>
      <number:text> F </number:text>
    </number:number-style>
    <number:number-style style:name="N274P1" style:volatile="true">
      <number:text>-</number:text>
      <number:number number:decimal-places="2" number:min-decimal-places="2" number:min-integer-digits="1" number:grouping="true"/>
      <number:text> F </number:text>
    </number:number-style>
    <number:number-style style:name="N274P2" style:volatile="true">
      <number:text>-</number:text>
      <number:number number:decimal-places="0" number:min-decimal-places="0" number:min-integer-digits="0"/>
      <number:text> F </number:text>
    </number:number-style>
    <number:text-style style:name="N274">
      <number:text-content/>
      <number:text> </number:text>
      <style:map style:condition="value()&gt;0" style:apply-style-name="N274P0"/>
      <style:map style:condition="value()&lt;0" style:apply-style-name="N274P1"/>
      <style:map style:condition="value()=0" style:apply-style-name="N274P2"/>
    </number:text-style>
    <number:number-style style:name="N272P0" style:volatile="true">
      <number:text> </number:text>
      <number:number number:decimal-places="0" number:min-decimal-places="0" number:min-integer-digits="1" number:grouping="true"/>
      <number:text> F </number:text>
    </number:number-style>
    <number:number-style style:name="N272P1" style:volatile="true">
      <number:text>-</number:text>
      <number:number number:decimal-places="0" number:min-decimal-places="0" number:min-integer-digits="1" number:grouping="true"/>
      <number:text> F </number:text>
    </number:number-style>
    <number:number-style style:name="N272P2" style:volatile="true">
      <number:text> - F </number:text>
    </number:number-style>
    <number:text-style style:name="N272">
      <number:text-content/>
      <number:text> </number:text>
      <style:map style:condition="value()&gt;0" style:apply-style-name="N272P0"/>
      <style:map style:condition="value()&lt;0" style:apply-style-name="N272P1"/>
      <style:map style:condition="value()=0" style:apply-style-name="N272P2"/>
    </number:text-style>
    <number:number-style style:name="N270P0" style:volatile="true">
      <number:text> </number:text>
      <number:number number:decimal-places="2" number:min-decimal-places="2" number:min-integer-digits="1" number:grouping="true"/>
      <number:text> € </number:text>
    </number:number-style>
    <number:number-style style:name="N270P1" style:volatile="true">
      <number:text>-</number:text>
      <number:number number:decimal-places="2" number:min-decimal-places="2" number:min-integer-digits="1" number:grouping="true"/>
      <number:text> € </number:text>
    </number:number-style>
    <number:number-style style:name="N270P2" style:volatile="true">
      <number:text>-</number:text>
      <number:number number:decimal-places="0" number:min-decimal-places="0" number:min-integer-digits="0"/>
      <number:text> € </number:text>
    </number:number-style>
    <number:text-style style:name="N270">
      <number:text-content/>
      <number:text> </number:text>
      <style:map style:condition="value()&gt;0" style:apply-style-name="N270P0"/>
      <style:map style:condition="value()&lt;0" style:apply-style-name="N270P1"/>
      <style:map style:condition="value()=0" style:apply-style-name="N270P2"/>
    </number:text-style>
    <number:number-style style:name="N268P0" style:volatile="true">
      <number:text> </number:text>
      <number:number number:decimal-places="2" number:min-decimal-places="2" number:min-integer-digits="1" number:grouping="true"/>
      <number:text>    </number:text>
    </number:number-style>
    <number:number-style style:name="N268P1" style:volatile="true">
      <number:text>-</number:text>
      <number:number number:decimal-places="2" number:min-decimal-places="2" number:min-integer-digits="1" number:grouping="true"/>
      <number:text>    </number:text>
    </number:number-style>
    <number:number-style style:name="N268P2" style:volatile="true">
      <number:text>-</number:text>
      <number:number number:decimal-places="0" number:min-decimal-places="0" number:min-integer-digits="0"/>
      <number:text>    </number:text>
    </number:number-style>
    <number:text-style style:name="N268">
      <number:text-content/>
      <number:text> </number:text>
      <style:map style:condition="value()&gt;0" style:apply-style-name="N268P0"/>
      <style:map style:condition="value()&lt;0" style:apply-style-name="N268P1"/>
      <style:map style:condition="value()=0" style:apply-style-name="N268P2"/>
    </number:text-style>
    <number:number-style style:name="N266P0" style:volatile="true">
      <number:text> </number:text>
      <number:number number:decimal-places="0" number:min-decimal-places="0" number:min-integer-digits="1" number:grouping="true"/>
      <number:text> € </number:text>
    </number:number-style>
    <number:number-style style:name="N266P1" style:volatile="true">
      <number:text>-</number:text>
      <number:number number:decimal-places="0" number:min-decimal-places="0" number:min-integer-digits="1" number:grouping="true"/>
      <number:text> € </number:text>
    </number:number-style>
    <number:number-style style:name="N266P2" style:volatile="true">
      <number:text> - € </number:text>
    </number:number-style>
    <number:text-style style:name="N266">
      <number:text-content/>
      <number:text> </number:text>
      <style:map style:condition="value()&gt;0" style:apply-style-name="N266P0"/>
      <style:map style:condition="value()&lt;0" style:apply-style-name="N266P1"/>
      <style:map style:condition="value()=0" style:apply-style-name="N266P2"/>
    </number:text-style>
    <number:number-style style:name="N264P0" style:volatile="true">
      <number:text> </number:text>
      <number:number number:decimal-places="0" number:min-decimal-places="0" number:min-integer-digits="1" number:grouping="true"/>
      <number:text>    </number:text>
    </number:number-style>
    <number:number-style style:name="N264P1" style:volatile="true">
      <number:text>-</number:text>
      <number:number number:decimal-places="0" number:min-decimal-places="0" number:min-integer-digits="1" number:grouping="true"/>
      <number:text>    </number:text>
    </number:number-style>
    <number:number-style style:name="N264P2" style:volatile="true">
      <number:text> -    </number:text>
    </number:number-style>
    <number:text-style style:name="N264">
      <number:text-content/>
      <number:text> </number:text>
      <style:map style:condition="value()&gt;0" style:apply-style-name="N264P0"/>
      <style:map style:condition="value()&lt;0" style:apply-style-name="N264P1"/>
      <style:map style:condition="value()=0" style:apply-style-name="N264P2"/>
    </number:text-style>
    <number:number-style style:name="N262P0" style:volatile="true">
      <number:number number:decimal-places="2" number:min-decimal-places="2" number:min-integer-digits="1" number:grouping="true"/>
      <number:text>   </number:text>
    </number:number-style>
    <number:number-style style:name="N262">
      <style:text-properties fo:color="#00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262P0"/>
    </number:number-style>
    <number:number-style style:name="N261P0" style:volatile="true">
      <number:number number:decimal-places="0" number:min-decimal-places="0" number:min-integer-digits="1" number:grouping="true"/>
      <number:text>   </number:text>
    </number:number-style>
    <number:number-style style:name="N261">
      <style:text-properties fo:color="#00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261P0"/>
    </number:number-style>
    <number:number-style style:name="N260">
      <number:number number:decimal-places="3" number:min-decimal-places="3" number:min-integer-digits="0"/>
    </number:number-style>
    <number:number-style style:name="N259">
      <number:number number:decimal-places="0" number:min-decimal-places="0" number:min-integer-digits="0" number:grouping="true"/>
    </number:number-style>
    <number:date-style style:name="N258" number:title="Défini par l'utilisateur">
      <number:day-of-week/>
      <number:text> </number:text>
      <number:day/>
      <number:text> </number:text>
      <number:month number:textual="true"/>
    </number:date-style>
    <number:date-style style:name="N257">
      <number:month/>
      <number:text>/</number:text>
      <number:day/>
      <number:text>/</number:text>
      <number:year/>
    </number:date-style>
    <number:number-style style:name="N256P0" style:volatile="true">
      <number:number number:decimal-places="2" number:min-decimal-places="2" number:min-integer-digits="1" number:grouping="true"/>
      <number:text> €</number:text>
    </number:number-style>
    <number:number-style style:name="N256">
      <style:text-properties fo:color="#00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256P0"/>
    </number:number-style>
    <number:number-style style:name="N255P0" style:volatile="true">
      <number:number number:decimal-places="0" number:min-decimal-places="0" number:min-integer-digits="1" number:grouping="true"/>
      <number:text> €</number:text>
    </number:number-style>
    <number:number-style style:name="N255">
      <style:text-properties fo:color="#00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255P0"/>
    </number:number-style>
    <number:number-style style:name="N254P0" style:volatile="true">
      <number:number number:decimal-places="2" number:min-decimal-places="2" number:min-integer-digits="1" number:grouping="true"/>
      <number:text> DM</number:text>
    </number:number-style>
    <number:number-style style:name="N254">
      <style:text-properties fo:color="#000000"/>
      <number:text>-</number:text>
      <number:number number:decimal-places="2" number:min-decimal-places="2" number:min-integer-digits="1" number:grouping="true"/>
      <number:text> DM</number:text>
      <style:map style:condition="value()&gt;=0" style:apply-style-name="N254P0"/>
    </number:number-style>
    <number:number-style style:name="N253P0" style:volatile="true">
      <number:number number:decimal-places="0" number:min-decimal-places="0" number:min-integer-digits="1" number:grouping="true"/>
      <number:text> DM</number:text>
    </number:number-style>
    <number:number-style style:name="N253">
      <style:text-properties fo:color="#000000"/>
      <number:text>-</number:text>
      <number:number number:decimal-places="0" number:min-decimal-places="0" number:min-integer-digits="1" number:grouping="true"/>
      <number:text> DM</number:text>
      <style:map style:condition="value()&gt;=0" style:apply-style-name="N253P0"/>
    </number:number-style>
    <number:number-style style:name="N252P0" style:volatile="true">
      <number:number number:decimal-places="2" number:min-decimal-places="2" number:min-integer-digits="1" number:grouping="true"/>
      <number:text> F</number:text>
    </number:number-style>
    <number:number-style style:name="N252">
      <style:text-properties fo:color="#000000"/>
      <number:text>-</number:text>
      <number:number number:decimal-places="2" number:min-decimal-places="2" number:min-integer-digits="1" number:grouping="true"/>
      <number:text> F</number:text>
      <style:map style:condition="value()&gt;=0" style:apply-style-name="N252P0"/>
    </number:number-style>
    <number:number-style style:name="N251P0" style:volatile="true">
      <number:number number:decimal-places="0" number:min-decimal-places="0" number:min-integer-digits="1" number:grouping="true"/>
      <number:text> F</number:text>
    </number:number-style>
    <number:number-style style:name="N251">
      <style:text-properties fo:color="#000000"/>
      <number:text>-</number:text>
      <number:number number:decimal-places="0" number:min-decimal-places="0" number:min-integer-digits="1" number:grouping="true"/>
      <number:text> F</number:text>
      <style:map style:condition="value()&gt;=0" style:apply-style-name="N251P0"/>
    </number:number-style>
    <number:number-style style:name="N250P0" style:volatile="true">
      <number:number number:decimal-places="2" number:min-decimal-places="2" number:min-integer-digits="1" number:grouping="true"/>
    </number:number-style>
    <number:number-style style:name="N250">
      <style:text-properties fo:color="#000000"/>
      <number:text>-</number:text>
      <number:number number:decimal-places="2" number:min-decimal-places="2" number:min-integer-digits="1" number:grouping="true"/>
      <style:map style:condition="value()&gt;=0" style:apply-style-name="N250P0"/>
    </number:number-style>
    <number:number-style style:name="N249P0" style:volatile="true">
      <number:number number:decimal-places="0" number:min-decimal-places="0" number:min-integer-digits="1" number:grouping="true"/>
    </number:number-style>
    <number:number-style style:name="N249">
      <style:text-properties fo:color="#000000"/>
      <number:text>-</number:text>
      <number:number number:decimal-places="0" number:min-decimal-places="0" number:min-integer-digits="1" number:grouping="true"/>
      <style:map style:condition="value()&gt;=0" style:apply-style-name="N249P0"/>
    </number:number-style>
    <number:currency-style style:name="N248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248">
      <style:text-properties fo:color="#00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248P0"/>
    </number:currency-style>
    <number:number-style style:name="N247P0" style:volatile="true">
      <number:number number:decimal-places="2" number:min-decimal-places="2" number:min-integer-digits="1" number:grouping="true"/>
    </number:number-style>
    <number:number-style style:name="N247">
      <style:text-properties fo:color="#00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247P0"/>
    </number:number-style>
    <number:number-style style:name="N246P0" style:volatile="true">
      <number:number number:decimal-places="0" number:min-decimal-places="0" number:min-integer-digits="1" number:grouping="true"/>
    </number:number-style>
    <number:number-style style:name="N246">
      <style:text-properties fo:color="#00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246P0"/>
    </number:number-style>
    <number:date-style style:name="N245">
      <number:day-of-week/>
      <number:text>-</number:text>
      <number:day number:style="long"/>
      <number:text>-</number:text>
      <number:month number:textual="true"/>
    </number:date-style>
    <number:date-style style:name="N244">
      <number:day number:style="long"/>
      <number:text>-</number:text>
      <number:month number:style="long"/>
    </number:date-style>
    <number:date-style style:name="N243">
      <number:day number:style="long"/>
      <number:text>-</number:text>
      <number:month number:style="long"/>
      <number:text>-</number:text>
      <number:year/>
    </number:date-style>
    <number:date-style style:name="N242">
      <number:month/>
      <number:text>/</number:text>
      <number:day/>
      <number:text>/</number:text>
      <number:year/>
      <number:text> </number:text>
      <number:hours/>
      <number:text>:</number:text>
      <number:minutes number:style="long"/>
    </number:date-style>
    <number:number-style style:name="N239P0" style:volatile="true">
      <number:number number:decimal-places="2" number:min-decimal-places="2" number:min-integer-digits="1" number:grouping="true"/>
    </number:number-style>
    <number:number-style style:name="N239">
      <number:text>(</number:text>
      <number:number number:decimal-places="2" number:min-decimal-places="2" number:min-integer-digits="1" number:grouping="true"/>
      <number:text>)</number:text>
      <style:map style:condition="value()&gt;=0" style:apply-style-name="N239P0"/>
    </number:number-style>
    <number:number-style style:name="N237">
      <number:number number:decimal-places="0" number:min-decimal-places="0" number:min-integer-digits="12"/>
    </number:number-style>
    <number:date-style style:name="N235">
      <number:day-of-week number:style="long"/>
      <number:text>, </number:text>
      <number:day/>
      <number:text> </number:text>
      <number:month number:style="long" number:textual="true"/>
      <number:text> </number:text>
      <number:year number:style="long"/>
    </number:date-style>
    <number:number-style style:name="N233P0" style:volatile="true">
      <number:number number:decimal-places="2" number:min-decimal-places="2" number:min-integer-digits="1" number:grouping="true"/>
      <number:text> € </number:text>
    </number:number-style>
    <number:number-style style:name="N233P1" style:volatile="true">
      <number:text>-</number:text>
      <number:number number:decimal-places="2" number:min-decimal-places="2" number:min-integer-digits="1" number:grouping="true"/>
      <number:text> € </number:text>
    </number:number-style>
    <number:number-style style:name="N233">
      <number:text>-</number:text>
      <number:number number:decimal-places="0" number:min-decimal-places="0" number:min-integer-digits="0"/>
      <number:text> € </number:text>
      <style:map style:condition="value()&gt;0" style:apply-style-name="N233P0"/>
      <style:map style:condition="value()&lt;0" style:apply-style-name="N233P1"/>
    </number:number-style>
    <number:number-style style:name="N231P0" style:volatile="true">
      <number:number number:decimal-places="0" number:min-decimal-places="0" number:min-integer-digits="1" number:grouping="true"/>
      <number:text> € </number:text>
    </number:number-style>
    <number:number-style style:name="N231P1" style:volatile="true">
      <number:text>-</number:text>
      <number:number number:decimal-places="0" number:min-decimal-places="0" number:min-integer-digits="1" number:grouping="true"/>
      <number:text> € </number:text>
    </number:number-style>
    <number:number-style style:name="N231">
      <number:text> - € </number:text>
      <style:map style:condition="value()&gt;0" style:apply-style-name="N231P0"/>
      <style:map style:condition="value()&lt;0" style:apply-style-name="N231P1"/>
    </number:number-style>
    <number:number-style style:name="N228P0" style:volatile="true">
      <number:number number:decimal-places="0" number:min-decimal-places="0" number:min-integer-digits="1" number:grouping="true"/>
      <number:text>    </number:text>
    </number:number-style>
    <number:number-style style:name="N228P1" style:volatile="true">
      <number:text>-</number:text>
      <number:number number:decimal-places="0" number:min-decimal-places="0" number:min-integer-digits="1" number:grouping="true"/>
      <number:text>    </number:text>
    </number:number-style>
    <number:number-style style:name="N228">
      <number:text> -    </number:text>
      <style:map style:condition="value()&gt;0" style:apply-style-name="N228P0"/>
      <style:map style:condition="value()&lt;0" style:apply-style-name="N228P1"/>
    </number:number-style>
    <number:number-style style:name="N225">
      <number:number number:decimal-places="4" number:min-decimal-places="4" number:min-integer-digits="1" number:grouping="true"/>
    </number:number-style>
    <number:number-style style:name="N204P0" style:volatile="true">
      <number:number number:decimal-places="2" number:min-decimal-places="2" number:min-integer-digits="1" number:grouping="true"/>
      <number:text>   </number:text>
    </number:number-style>
    <number:number-style style:name="N204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204P0"/>
    </number:number-style>
    <number:number-style style:name="N202P0" style:volatile="true">
      <number:number number:decimal-places="0" number:min-decimal-places="0" number:min-integer-digits="1" number:grouping="true"/>
      <number:text>   </number:text>
    </number:number-style>
    <number:number-style style:name="N202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202P0"/>
    </number:number-style>
    <number:number-style style:name="N201P0" style:volatile="true">
      <number:number number:decimal-places="0" number:min-decimal-places="0" number:min-integer-digits="1" number:grouping="true"/>
      <number:text>   </number:text>
    </number:number-style>
    <number:number-style style:name="N201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201P0"/>
    </number:number-style>
    <number:number-style style:name="N199P0" style:volatile="true">
      <number:text>Actif</number:text>
    </number:number-style>
    <number:number-style style:name="N199P1" style:volatile="true">
      <number:text>Actif</number:text>
    </number:number-style>
    <number:number-style style:name="N199">
      <number:text>Inactif</number:text>
      <style:map style:condition="value()&gt;0" style:apply-style-name="N199P0"/>
      <style:map style:condition="value()&lt;0" style:apply-style-name="N199P1"/>
    </number:number-style>
    <number:number-style style:name="N197P0" style:volatile="true">
      <number:text>Vrai</number:text>
    </number:number-style>
    <number:number-style style:name="N197P1" style:volatile="true">
      <number:text>Vrai</number:text>
    </number:number-style>
    <number:number-style style:name="N197">
      <number:text>Faux</number:text>
      <style:map style:condition="value()&gt;0" style:apply-style-name="N197P0"/>
      <style:map style:condition="value()&lt;0" style:apply-style-name="N197P1"/>
    </number:number-style>
    <number:number-style style:name="N195P0" style:volatile="true">
      <number:number number:decimal-places="2" number:min-decimal-places="2" number:min-integer-digits="1" number:grouping="true"/>
      <number:text>    </number:text>
    </number:number-style>
    <number:number-style style:name="N195P1" style:volatile="true">
      <number:text>-</number:text>
      <number:number number:decimal-places="2" number:min-decimal-places="2" number:min-integer-digits="1" number:grouping="true"/>
      <number:text>    </number:text>
    </number:number-style>
    <number:number-style style:name="N195P2" style:volatile="true">
      <number:text>-</number:text>
      <number:number number:decimal-places="0" number:min-decimal-places="0" number:min-integer-digits="0"/>
      <number:text>    </number:text>
    </number:number-style>
    <number:text-style style:name="N195">
      <number:text-content/>
      <number:text> </number:text>
      <style:map style:condition="value()&gt;0" style:apply-style-name="N195P0"/>
      <style:map style:condition="value()&lt;0" style:apply-style-name="N195P1"/>
      <style:map style:condition="value()=0" style:apply-style-name="N195P2"/>
    </number:text-style>
    <number:number-style style:name="N191P0" style:volatile="true">
      <number:number number:decimal-places="2" number:min-decimal-places="2" number:min-integer-digits="1" number:grouping="true"/>
      <number:text> € </number:text>
    </number:number-style>
    <number:number-style style:name="N191P1" style:volatile="true">
      <number:text>-</number:text>
      <number:number number:decimal-places="2" number:min-decimal-places="2" number:min-integer-digits="1" number:grouping="true"/>
      <number:text> € </number:text>
    </number:number-style>
    <number:number-style style:name="N191P2" style:volatile="true">
      <number:text>-</number:text>
      <number:number number:decimal-places="0" number:min-decimal-places="0" number:min-integer-digits="0"/>
      <number:text> € </number:text>
    </number:number-style>
    <number:text-style style:name="N191"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name="N187P0" style:volatile="true">
      <number:number number:decimal-places="0" number:min-decimal-places="0" number:min-integer-digits="1" number:grouping="true"/>
      <number:text> € </number:text>
    </number:number-style>
    <number:number-style style:name="N187P1" style:volatile="true">
      <number:text>-</number:text>
      <number:number number:decimal-places="0" number:min-decimal-places="0" number:min-integer-digits="1" number:grouping="true"/>
      <number:text> € </number:text>
    </number:number-style>
    <number:number-style style:name="N187P2" style:volatile="true">
      <number:text> - € </number:text>
    </number:number-style>
    <number:text-style style:name="N187">
      <number:text-content/>
      <number:text> </number:text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name="N183P0" style:volatile="true">
      <number:number number:decimal-places="2" number:min-decimal-places="2" number:min-integer-digits="1" number:grouping="true"/>
      <number:text> €</number:text>
    </number:number-style>
    <number:number-style style:name="N183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83P0"/>
    </number:number-style>
    <number:number-style style:name="N182P0" style:volatile="true">
      <number:number number:decimal-places="0" number:min-decimal-places="0" number:min-integer-digits="1" number:grouping="true"/>
      <number:text> €</number:text>
    </number:number-style>
    <number:number-style style:name="N182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82P0"/>
    </number:number-style>
    <number:date-style style:name="N181">
      <number:month number:textual="true"/>
      <number:text>-</number:text>
      <number:year/>
    </number:date-style>
    <number:date-style style:name="N180">
      <number:day number:style="long"/>
      <number:text>-</number:text>
      <number:month number:textual="true"/>
    </number:date-style>
    <number:date-style style:name="N179">
      <number:day number:style="long"/>
      <number:text>-</number:text>
      <number:month number:textual="true"/>
      <number:text>-</number:text>
      <number:year/>
    </number:date-style>
    <number:number-style style:name="N178">
      <number:fraction number:min-integer-digits="0" number:min-numerator-digits="3" loext:max-numerator-digits="3" number:min-denominator-digits="3" number:max-denominator-value="999"/>
    </number:number-style>
    <number:number-style style:name="N177P0" style:volatile="true">
      <number:number number:decimal-places="0" number:min-decimal-places="0" number:min-integer-digits="1" number:grouping="true"/>
      <number:text>    </number:text>
    </number:number-style>
    <number:number-style style:name="N177P1" style:volatile="true">
      <number:text>-</number:text>
      <number:number number:decimal-places="0" number:min-decimal-places="0" number:min-integer-digits="1" number:grouping="true"/>
      <number:text>    </number:text>
    </number:number-style>
    <number:number-style style:name="N177P2" style:volatile="true">
      <number:text> -   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date-style style:name="N158" number:title="Défini par l'utilisateur">
      <number:month number:style="long" number:textual="true"/>
      <number:text> </number:text>
      <number:year number:style="long"/>
    </number:date-style>
    <number:date-style style:name="N156">
      <number:day-of-week/>
      <number:text>-</number:text>
      <number:day number:style="long"/>
    </number:date-style>
    <number:date-style style:name="N154">
      <number:month number:textual="true"/>
    </number:date-style>
    <number:date-style style:name="N153">
      <number:day/>
      <number:text>-</number:text>
      <number:month number:textual="true"/>
    </number:date-style>
    <number:date-style style:name="N152">
      <number:month number:style="long" number:textual="true"/>
      <number:text>-</number:text>
      <number:year/>
    </number:date-style>
    <number:number-style style:name="N151P0" style:volatile="true">
      <number:number number:decimal-places="2" number:min-decimal-places="2" number:min-integer-digits="1" number:grouping="true"/>
      <number:text> F</number:text>
    </number:number-style>
    <number:number-style style:name="N151P1" style:volatile="true">
      <number:text>-</number:text>
      <number:number number:decimal-places="2" number:min-decimal-places="2" number:min-integer-digits="1" number:grouping="true"/>
      <number:text> F</number:text>
    </number:number-style>
    <number:number-style style:name="N151">
      <number:text>-</number:text>
      <number:number number:decimal-places="0" number:min-decimal-places="0" number:min-integer-digits="0"/>
      <number:text> F</number:text>
      <style:map style:condition="value()&gt;0" style:apply-style-name="N151P0"/>
      <style:map style:condition="value()&lt;0" style:apply-style-name="N151P1"/>
    </number:number-style>
    <number:number-style style:name="N149P0" style:volatile="true">
      <number:number number:decimal-places="0" number:min-decimal-places="0" number:min-integer-digits="1" number:grouping="true"/>
      <number:text> F</number:text>
    </number:number-style>
    <number:number-style style:name="N149P1" style:volatile="true">
      <number:text>-</number:text>
      <number:number number:decimal-places="0" number:min-decimal-places="0" number:min-integer-digits="1" number:grouping="true"/>
      <number:text> F</number:text>
    </number:number-style>
    <number:number-style style:name="N149">
      <number:text>- F</number:text>
      <style:map style:condition="value()&gt;0" style:apply-style-name="N149P0"/>
      <style:map style:condition="value()&lt;0" style:apply-style-name="N149P1"/>
    </number:number-style>
    <number:number-style style:name="N147P0" style:volatile="true">
      <number:number number:decimal-places="2" number:min-decimal-places="2" number:min-integer-digits="1" number:grouping="true"/>
      <number:text> F</number:text>
    </number:number-style>
    <number:number-style style:name="N147">
      <style:text-properties fo:color="#ff0000"/>
      <number:text>-</number:text>
      <number:number number:decimal-places="2" number:min-decimal-places="2" number:min-integer-digits="1" number:grouping="true"/>
      <number:text> F</number:text>
      <style:map style:condition="value()&gt;=0" style:apply-style-name="N147P0"/>
    </number:number-style>
    <number:number-style style:name="N146P0" style:volatile="true">
      <number:number number:decimal-places="2" number:min-decimal-places="2" number:min-integer-digits="1" number:grouping="true"/>
      <number:text> F</number:text>
    </number:number-style>
    <number:number-style style:name="N146">
      <number:text>-</number:text>
      <number:number number:decimal-places="2" number:min-decimal-places="2" number:min-integer-digits="1" number:grouping="true"/>
      <number:text> F</number:text>
      <style:map style:condition="value()&gt;=0" style:apply-style-name="N146P0"/>
    </number:number-style>
    <number:time-style style:name="N241">
      <number:hours/>
      <number:text>:</number:text>
      <number:minutes number:style="long"/>
      <number:text>:</number:text>
      <number:seconds number:style="long"/>
    </number:time-style>
    <number:number-style style:name="N144P0" style:volatile="true">
      <number:number number:decimal-places="0" number:min-decimal-places="0" number:min-integer-digits="1" number:grouping="true"/>
      <number:text> F</number:text>
    </number:number-style>
    <number:number-style style:name="N144">
      <style:text-properties fo:color="#ff0000"/>
      <number:text>-</number:text>
      <number:number number:decimal-places="0" number:min-decimal-places="0" number:min-integer-digits="1" number:grouping="true"/>
      <number:text> F</number:text>
      <style:map style:condition="value()&gt;=0" style:apply-style-name="N144P0"/>
    </number:number-style>
    <number:time-style style:name="N240">
      <number:hours/>
      <number:text>:</number:text>
      <number:minutes number:style="long"/>
    </number:time-style>
    <number:number-style style:name="N143P0" style:volatile="true">
      <number:number number:decimal-places="0" number:min-decimal-places="0" number:min-integer-digits="1" number:grouping="true"/>
      <number:text> F</number:text>
    </number:number-style>
    <number:number-style style:name="N143">
      <number:text>-</number:text>
      <number:number number:decimal-places="0" number:min-decimal-places="0" number:min-integer-digits="1" number:grouping="true"/>
      <number:text> F</number:text>
      <style:map style:condition="value()&gt;=0" style:apply-style-name="N143P0"/>
    </number:number-style>
    <number:number-style style:name="N238P0" style:volatile="true">
      <number:number number:decimal-places="0" number:min-decimal-places="0" number:min-integer-digits="1" number:grouping="true"/>
    </number:number-style>
    <number:number-style style:name="N238">
      <number:text>(</number:text>
      <number:number number:decimal-places="0" number:min-decimal-places="0" number:min-integer-digits="1" number:grouping="true"/>
      <number:text>)</number:text>
      <style:map style:condition="value()&gt;=0" style:apply-style-name="N238P0"/>
    </number:number-style>
    <number:number-style style:name="N141P0" style:volatile="true">
      <number:number number:decimal-places="2" number:min-decimal-places="2" number:min-integer-digits="1" number:grouping="true"/>
    </number:number-style>
    <number:number-style style:name="N141P1" style:volatile="true">
      <number:text>-</number:text>
      <number:number number:decimal-places="2" number:min-decimal-places="2" number:min-integer-digits="1" number:grouping="true"/>
    </number:number-style>
    <number:number-style style:name="N141">
      <number:text>-</number:text>
      <number:number number:decimal-places="0" number:min-decimal-places="0" number:min-integer-digits="0"/>
      <style:map style:condition="value()&gt;0" style:apply-style-name="N141P0"/>
      <style:map style:condition="value()&lt;0" style:apply-style-name="N141P1"/>
    </number:number-style>
    <number:number-style style:name="N236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39P0" style:volatile="true">
      <number:number number:decimal-places="2" number:min-decimal-places="2" number:min-integer-digits="1" number:grouping="true"/>
      <number:text> DM</number:text>
    </number:number-style>
    <number:number-style style:name="N139P1" style:volatile="true">
      <number:text>-</number:text>
      <number:number number:decimal-places="2" number:min-decimal-places="2" number:min-integer-digits="1" number:grouping="true"/>
      <number:text> DM</number:text>
    </number:number-style>
    <number:number-style style:name="N139">
      <number:text>-</number:text>
      <number:number number:decimal-places="0" number:min-decimal-places="0" number:min-integer-digits="0"/>
      <number:text> DM</number:text>
      <style:map style:condition="value()&gt;0" style:apply-style-name="N139P0"/>
      <style:map style:condition="value()&lt;0" style:apply-style-name="N139P1"/>
    </number:number-style>
    <number:number-style style:name="N234P0" style:volatile="true">
      <number:number number:min-integer-digits="1"/>
    </number:number-style>
    <number:number-style style:name="N234P1" style:volatile="true">
      <number:text>-</number:text>
      <number:number number:decimal-places="2" number:min-decimal-places="2" number:min-integer-digits="1" number:grouping="true"/>
      <number:text>    </number:text>
    </number:number-style>
    <number:number-style style:name="N234">
      <number:text>-</number:text>
      <number:number number:decimal-places="0" number:min-decimal-places="0" number:min-integer-digits="0"/>
      <number:text>    </number:text>
      <style:map style:condition="value()&gt;0" style:apply-style-name="N234P0"/>
      <style:map style:condition="value()&lt;0" style:apply-style-name="N234P1"/>
    </number:number-style>
    <number:number-style style:name="N137P0" style:volatile="true">
      <number:number number:decimal-places="0" number:min-decimal-places="0" number:min-integer-digits="1" number:grouping="true"/>
    </number:number-style>
    <number:number-style style:name="N137P1" style:volatile="true">
      <number:text>-</number:text>
      <number:number number:decimal-places="0" number:min-decimal-places="0" number:min-integer-digits="1" number:grouping="true"/>
    </number:number-style>
    <number:number-style style:name="N137">
      <number:text>- </number:text>
      <style:map style:condition="value()&gt;0" style:apply-style-name="N137P0"/>
      <style:map style:condition="value()&lt;0" style:apply-style-name="N137P1"/>
    </number:number-style>
    <number:number-style style:name="N229P0" style:volatile="true">
      <number:number number:decimal-places="2" number:min-decimal-places="2" number:min-integer-digits="1" number:grouping="true"/>
      <number:text> F </number:text>
    </number:number-style>
    <number:number-style style:name="N229P1" style:volatile="true">
      <number:text>-</number:text>
      <number:number number:decimal-places="2" number:min-decimal-places="2" number:min-integer-digits="1" number:grouping="true"/>
      <number:text> F </number:text>
    </number:number-style>
    <number:number-style style:name="N229">
      <number:text>-</number:text>
      <number:number number:decimal-places="0" number:min-decimal-places="0" number:min-integer-digits="0"/>
      <number:text> F </number:text>
      <style:map style:condition="value()&gt;0" style:apply-style-name="N229P0"/>
      <style:map style:condition="value()&lt;0" style:apply-style-name="N229P1"/>
    </number:number-style>
    <number:number-style style:name="N132P0" style:volatile="true">
      <number:number number:decimal-places="2" number:min-decimal-places="2" number:min-integer-digits="1" number:grouping="true"/>
      <number:text> DM</number:text>
    </number:number-style>
    <number:number-style style:name="N132">
      <number:text>-</number:text>
      <number:number number:decimal-places="2" number:min-decimal-places="2" number:min-integer-digits="1" number:grouping="true"/>
      <number:text> DM</number:text>
      <style:map style:condition="value()&gt;=0" style:apply-style-name="N132P0"/>
    </number:number-style>
    <number:number-style style:name="N227P0" style:volatile="true">
      <number:number number:decimal-places="0" number:min-decimal-places="0" number:min-integer-digits="1" number:grouping="true"/>
      <number:text> F </number:text>
    </number:number-style>
    <number:number-style style:name="N227P1" style:volatile="true">
      <number:text>-</number:text>
      <number:number number:decimal-places="0" number:min-decimal-places="0" number:min-integer-digits="1" number:grouping="true"/>
      <number:text> F </number:text>
    </number:number-style>
    <number:number-style style:name="N227">
      <number:text> - F </number:text>
      <style:map style:condition="value()&gt;0" style:apply-style-name="N227P0"/>
      <style:map style:condition="value()&lt;0" style:apply-style-name="N227P1"/>
    </number:number-style>
    <number:number-style style:name="N130P0" style:volatile="true">
      <number:number number:decimal-places="0" number:min-decimal-places="0" number:min-integer-digits="1" number:grouping="true"/>
      <number:text> DM</number:text>
    </number:number-style>
    <number:number-style style:name="N130">
      <style:text-properties fo:color="#ff0000"/>
      <number:text>-</number:text>
      <number:number number:decimal-places="0" number:min-decimal-places="0" number:min-integer-digits="1" number:grouping="true"/>
      <number:text> DM</number:text>
      <style:map style:condition="value()&gt;=0" style:apply-style-name="N130P0"/>
    </number:number-style>
    <number:time-style style:name="N226">
      <number:hours number:style="long"/>
      <number:text> h  </number:text>
      <number:minutes number:style="long"/>
    </number:time-style>
    <number:number-style style:name="N129P0" style:volatile="true">
      <number:number number:decimal-places="0" number:min-decimal-places="0" number:min-integer-digits="1" number:grouping="true"/>
      <number:text> DM</number:text>
    </number:number-style>
    <number:number-style style:name="N129">
      <number:text>-</number:text>
      <number:number number:decimal-places="0" number:min-decimal-places="0" number:min-integer-digits="1" number:grouping="true"/>
      <number:text> DM</number:text>
      <style:map style:condition="value()&gt;=0" style:apply-style-name="N129P0"/>
    </number:number-style>
    <number:number-style style:name="N224">
      <number:number number:decimal-places="3" number:min-decimal-places="3" number:min-integer-digits="1" number:grouping="true"/>
    </number:number-style>
    <number:number-style style:name="N127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73P0" style:volatile="true">
      <number:number number:decimal-places="0" number:min-decimal-places="0" number:min-integer-digits="1" number:grouping="true"/>
      <number:text> F </number:text>
    </number:number-style>
    <number:number-style style:name="N173P1" style:volatile="true">
      <number:text>-</number:text>
      <number:number number:decimal-places="0" number:min-decimal-places="0" number:min-integer-digits="1" number:grouping="true"/>
      <number:text> F </number:text>
    </number:number-style>
    <number:number-style style:name="N173P2" style:volatile="true">
      <number:text> - F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currency-style style:name="N223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223"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223P0"/>
    </number:currency-style>
    <number:time-style style:name="N126">
      <number:minutes number:style="long"/>
      <number:text>:</number:text>
      <number:seconds number:style="long"/>
      <number:text>,</number:text>
    </number:time-style>
    <number:date-style style:name="N222">
      <number:day-of-week/>
      <number:text> </number:text>
      <number:day number:style="long"/>
    </number:dat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221" number:title="Défini par l'utilisateur">
      <number:hours/>
      <number:text> h  </number:text>
      <number:minutes/>
    </number:time-style>
    <number:time-style style:name="N124">
      <number:minutes number:style="long"/>
      <number:text>:</number:text>
      <number:seconds number:style="long"/>
    </number:time-style>
    <number:number-style style:name="N220">
      <number:number number:decimal-places="4" number:min-decimal-places="4" number:min-integer-digits="1"/>
    </number:number-style>
    <number:number-style style:name="N123P0" style:volatile="true">
      <number:number number:decimal-places="2" number:min-decimal-places="2" number:min-integer-digits="1" number:grouping="true"/>
    </number:number-style>
    <number:number-style style:name="N123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3P0"/>
    </number:number-style>
    <number:number-style style:name="N169P0" style:volatile="true">
      <number:number number:decimal-places="2" number:min-decimal-places="2" number:min-integer-digits="1" number:grouping="true"/>
      <number:text> €</number:text>
    </number:number-style>
    <number:number-style style:name="N169P1" style:volatile="true">
      <number:text>-</number:text>
      <number:number number:decimal-places="2" number:min-decimal-places="2" number:min-integer-digits="1" number:grouping="true"/>
      <number:text> €</number:text>
    </number:number-style>
    <number:number-style style:name="N169">
      <number:text>-</number:text>
      <number:number number:decimal-places="0" number:min-decimal-places="0" number:min-integer-digits="0"/>
      <number:text> €</number:text>
      <style:map style:condition="value()&gt;0" style:apply-style-name="N169P0"/>
      <style:map style:condition="value()&lt;0" style:apply-style-name="N169P1"/>
    </number:number-style>
    <number:number-style style:name="N219">
      <number:number number:decimal-places="6" number:min-decimal-places="6" number:min-integer-digits="1"/>
    </number:number-style>
    <number:number-style style:name="N122P0" style:volatile="true">
      <number:number number:decimal-places="2" number:min-decimal-places="2" number:min-integer-digits="1" number:grouping="true"/>
    </number:number-style>
    <number:number-style style:name="N122">
      <number:text>-</number:text>
      <number:number number:decimal-places="2" number:min-decimal-places="2" number:min-integer-digits="1" number:grouping="true"/>
      <style:map style:condition="value()&gt;=0" style:apply-style-name="N122P0"/>
    </number:number-style>
    <number:number-style style:name="N218">
      <number:number number:decimal-places="7" number:min-decimal-places="7" number:min-integer-digits="1"/>
    </number:number-style>
    <number:number-style style:name="N121P0" style:volatile="true">
      <number:number number:decimal-places="0" number:min-decimal-places="0" number:min-integer-digits="1" number:grouping="true"/>
    </number:number-style>
    <number:number-style style:name="N121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1P0"/>
    </number:number-style>
    <number:number-style style:name="N167P0" style:volatile="true">
      <number:number number:decimal-places="0" number:min-decimal-places="0" number:min-integer-digits="1" number:grouping="true"/>
      <number:text> €</number:text>
    </number:number-style>
    <number:number-style style:name="N167P1" style:volatile="true">
      <number:text>-</number:text>
      <number:number number:decimal-places="0" number:min-decimal-places="0" number:min-integer-digits="1" number:grouping="true"/>
      <number:text> €</number:text>
    </number:number-style>
    <number:number-style style:name="N167">
      <number:text>- €</number:text>
      <style:map style:condition="value()&gt;0" style:apply-style-name="N167P0"/>
      <style:map style:condition="value()&lt;0" style:apply-style-name="N167P1"/>
    </number:number-style>
    <number:date-style style:name="N217" number:title="Défini par l'utilisateur">
      <number:day-of-week/>
      <number:text> </number:text>
      <number:day/>
      <number:text> </number:text>
      <number:month number:textual="true"/>
      <number:text>.</number:text>
    </number:date-style>
    <number:number-style style:name="N120P0" style:volatile="true">
      <number:number number:decimal-places="0" number:min-decimal-places="0" number:min-integer-digits="1" number:grouping="true"/>
    </number:number-style>
    <number:number-style style:name="N120">
      <number:text>-</number:text>
      <number:number number:decimal-places="0" number:min-decimal-places="0" number:min-integer-digits="1" number:grouping="true"/>
      <style:map style:condition="value()&gt;=0" style:apply-style-name="N120P0"/>
    </number:number-style>
    <number:number-style style:name="N165P0" style:volatile="true">
      <number:number number:decimal-places="2" number:min-decimal-places="2" number:min-integer-digits="1" number:grouping="true"/>
      <number:text> €</number:text>
    </number:number-style>
    <number:number-style style:name="N165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65P0"/>
    </number:number-style>
    <number:date-style style:name="N215">
      <number:day-of-week number:style="long"/>
      <number:text> </number:text>
      <number:day/>
      <number:text> </number:text>
      <number:month number:textual="true"/>
      <number:text>.</number:text>
    </number:date-style>
    <number:time-style style:name="N118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214" number:title="Défini par l'utilisateur">
      <number:day-of-week/>
      <number:text> </number:text>
      <number:day number:style="long"/>
      <number:text> </number:text>
      <number:month number:textual="true"/>
    </number:date-style>
    <number:time-style style:name="N117">
      <number:hours/>
      <number:text>:</number:text>
      <number:minutes number:style="long"/>
      <number:text> </number:text>
      <number:am-pm/>
    </number:time-style>
    <number:number-style style:name="N163P0" style:volatile="true">
      <number:number number:decimal-places="0" number:min-decimal-places="0" number:min-integer-digits="1" number:grouping="true"/>
      <number:text> €</number:text>
    </number:number-style>
    <number:number-style style:name="N163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63P0"/>
    </number:number-style>
    <number:date-style style:name="N213" number:title="Défini par l'utilisateur">
      <number:day-of-week number:style="long"/>
      <number:text> </number:text>
      <number:day/>
      <number:text> </number:text>
      <number:month number:style="long" number:textual="true"/>
    </number:date-style>
    <number:date-style style:name="N116">
      <number:month number:textual="true"/>
      <number:text> </number:text>
      <number:year/>
    </number:date-style>
    <number:date-style style:name="N212">
      <number:day/>
      <number:text>-</number:text>
      <number:month number:textual="true"/>
      <number:text>-</number:text>
      <number:year/>
    </number:date-style>
    <number:date-style style:name="N115">
      <number:day number:style="long"/>
      <number:text>. </number:text>
      <number:month number:textual="true"/>
    </number:date-style>
    <number:number-style style:name="N161">
      <number:number number:decimal-places="1" number:min-decimal-places="1" number:min-integer-digits="1"/>
    </number:number-style>
    <number:number-style style:name="N211">
      <number:number number:decimal-places="3" number:min-decimal-places="3" number:min-integer-digits="1"/>
    </number:number-style>
    <number:date-style style:name="N114">
      <number:day number:style="long"/>
      <number:text>. </number:text>
      <number:month number:textual="true"/>
      <number:text> </number:text>
      <number:year/>
    </number:date-style>
    <number:number-style style:name="N232P0" style:volatile="true">
      <number:number number:min-integer-digits="1"/>
    </number:number-style>
    <number:number-style style:name="N232P1" style:volatile="true">
      <number:text>-</number:text>
      <number:number number:decimal-places="0" number:min-decimal-places="0" number:min-integer-digits="1" number:grouping="true"/>
      <number:text>    </number:text>
    </number:number-style>
    <number:number-style style:name="N232">
      <number:text> -    </number:text>
      <style:map style:condition="value()&gt;0" style:apply-style-name="N232P0"/>
      <style:map style:condition="value()&lt;0" style:apply-style-name="N232P1"/>
    </number:number-style>
    <number:number-style style:name="N135P0" style:volatile="true">
      <number:number number:decimal-places="0" number:min-decimal-places="0" number:min-integer-digits="1" number:grouping="true"/>
      <number:text> DM</number:text>
    </number:number-style>
    <number:number-style style:name="N135P1" style:volatile="true">
      <number:text>-</number:text>
      <number:number number:decimal-places="0" number:min-decimal-places="0" number:min-integer-digits="1" number:grouping="true"/>
      <number:text> DM</number:text>
    </number:number-style>
    <number:number-style style:name="N135">
      <number:text>- DM</number:text>
      <style:map style:condition="value()&gt;0" style:apply-style-name="N135P0"/>
      <style:map style:condition="value()&lt;0" style:apply-style-name="N135P1"/>
    </number:number-style>
    <number:date-style style:name="N159" number:title="Définis par l'utilisateur">
      <number:month number:textual="true"/>
      <number:text>. </number:text>
      <number:year number:style="long"/>
    </number:date-style>
    <number:number-style style:name="N209P0" style:volatile="true">
      <number:number number:decimal-places="2" number:min-decimal-places="2" number:min-integer-digits="1" number:grouping="true"/>
      <number:text> F </number:text>
    </number:number-style>
    <number:number-style style:name="N209P1" style:volatile="true">
      <number:text>-</number:text>
      <number:number number:decimal-places="2" number:min-decimal-places="2" number:min-integer-digits="1" number:grouping="true"/>
      <number:text> F </number:text>
    </number:number-style>
    <number:number-style style:name="N209P2" style:volatile="true">
      <number:text>-</number:text>
      <number:number number:decimal-places="0" number:min-decimal-places="0" number:min-integer-digits="0"/>
      <number:text> F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currency-style style:name="N112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number:number-style style:name="N230P0" style:volatile="true">
      <number:number number:decimal-places="2" number:min-decimal-places="2" number:min-integer-digits="1" number:grouping="true"/>
      <number:text>    </number:text>
    </number:number-style>
    <number:number-style style:name="N230P1" style:volatile="true">
      <number:text>-</number:text>
      <number:number number:decimal-places="2" number:min-decimal-places="2" number:min-integer-digits="1" number:grouping="true"/>
      <number:text>    </number:text>
    </number:number-style>
    <number:number-style style:name="N230">
      <number:text>-</number:text>
      <number:number number:decimal-places="0" number:min-decimal-places="0" number:min-integer-digits="0"/>
      <number:text>    </number:text>
      <style:map style:condition="value()&gt;0" style:apply-style-name="N230P0"/>
      <style:map style:condition="value()&lt;0" style:apply-style-name="N230P1"/>
    </number:number-style>
    <number:number-style style:name="N133P0" style:volatile="true">
      <number:number number:decimal-places="2" number:min-decimal-places="2" number:min-integer-digits="1" number:grouping="true"/>
      <number:text> DM</number:text>
    </number:number-style>
    <number:number-style style:name="N133">
      <style:text-properties fo:color="#ff0000"/>
      <number:text>-</number:text>
      <number:number number:decimal-places="2" number:min-decimal-places="2" number:min-integer-digits="1" number:grouping="true"/>
      <number:text> DM</number:text>
      <style:map style:condition="value()&gt;=0" style:apply-style-name="N133P0"/>
    </number:number-style>
    <number:date-style style:name="N157">
      <number:day/>
      <number:text>-</number:text>
      <number:day number:style="long"/>
    </number:date-style>
    <number:currency-style style:name="N110P0" style:volatile="true">
      <number:number number:decimal-places="2" number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1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10P0"/>
    </number:currency-style>
    <number:date-style style:name="N160" number:title="Définis par l'utilisateur">
      <number:day-of-week/>
      <number:text> </number:text>
      <number:day/>
    </number:date-style>
    <number:number-style style:name="N210" number:title="Défini par l'utilisateur">
      <number:number number:decimal-places="5" number:min-decimal-places="5" number:min-integer-digits="1"/>
    </number:number-style>
    <number:date-style style:name="N113">
      <number:day number:style="long"/>
      <number:text>.</number:text>
      <number:month number:style="long"/>
      <number:text>.</number:text>
      <number:year/>
    </number:date-style>
    <number:time-style style:name="N216">
      <number:hours/>
      <number:text> h</number:text>
    </number:time-style>
    <number:date-style style:name="N119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date-style style:name="N155">
      <number:day-of-week number:style="long"/>
      <number:text>-</number:text>
      <number:day number:style="long"/>
    </number:date-style>
    <number:number-style style:name="N205P0" style:volatile="true">
      <number:number number:decimal-places="2" number:min-decimal-places="2" number:min-integer-digits="1" number:grouping="true"/>
      <number:text>   </number:text>
    </number:number-style>
    <number:number-style style:name="N205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205P0"/>
    </number:number-style>
    <number:number-style style:name="N10153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53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53P0"/>
    </number:number-style>
    <number:number-style style:name="N10152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52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52P0"/>
    </number:number-style>
    <number:number-style style:name="N10151P0" style:volatile="true" number:language="fr" number:country="FR">
      <number:number number:decimal-places="2" number:min-decimal-places="2" number:min-integer-digits="1" number:grouping="true"/>
      <number:text> F</number:text>
    </number:number-style>
    <number:number-style style:name="N10151" number:language="fr" number:country="FR">
      <style:text-properties fo:color="#000000"/>
      <number:text>-</number:text>
      <number:number number:decimal-places="2" number:min-decimal-places="2" number:min-integer-digits="1" number:grouping="true"/>
      <number:text> F</number:text>
      <style:map style:condition="value()&gt;=0" style:apply-style-name="N10151P0"/>
    </number:number-style>
    <number:number-style style:name="N10150P0" style:volatile="true" number:language="fr" number:country="FR">
      <number:number number:decimal-places="0" number:min-decimal-places="0" number:min-integer-digits="1" number:grouping="true"/>
      <number:text> F</number:text>
    </number:number-style>
    <number:number-style style:name="N10150" number:language="fr" number:country="FR">
      <style:text-properties fo:color="#000000"/>
      <number:text>-</number:text>
      <number:number number:decimal-places="0" number:min-decimal-places="0" number:min-integer-digits="1" number:grouping="true"/>
      <number:text> F</number:text>
      <style:map style:condition="value()&gt;=0" style:apply-style-name="N10150P0"/>
    </number:number-style>
    <number:number-style style:name="N10149P0" style:volatile="true" number:language="fr" number:country="FR">
      <number:number number:decimal-places="2" number:min-decimal-places="2" number:min-integer-digits="1" number:grouping="true"/>
    </number:number-style>
    <number:number-style style:name="N10149" number:language="fr" number:country="FR">
      <style:text-properties fo:color="#000000"/>
      <number:text>-</number:text>
      <number:number number:decimal-places="2" number:min-decimal-places="2" number:min-integer-digits="1" number:grouping="true"/>
      <style:map style:condition="value()&gt;=0" style:apply-style-name="N10149P0"/>
    </number:number-style>
    <number:number-style style:name="N10148P0" style:volatile="true" number:language="fr" number:country="FR">
      <number:number number:decimal-places="0" number:min-decimal-places="0" number:min-integer-digits="1" number:grouping="true"/>
    </number:number-style>
    <number:number-style style:name="N10148" number:language="fr" number:country="FR">
      <style:text-properties fo:color="#000000"/>
      <number:text>-</number:text>
      <number:number number:decimal-places="0" number:min-decimal-places="0" number:min-integer-digits="1" number:grouping="true"/>
      <style:map style:condition="value()&gt;=0" style:apply-style-name="N10148P0"/>
    </number:number-style>
    <number:number-style style:name="N10147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47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47P0"/>
    </number:number-style>
    <number:number-style style:name="N10146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46" number:language="fr" number:country="FR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46P0"/>
    </number:number-style>
    <number:number-style style:name="N10144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44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44P0"/>
    </number:number-style>
    <number:number-style style:name="N10143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43" number:language="fr" number:country="FR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43P0"/>
    </number:number-style>
    <number:number-style style:name="N10141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41P1" style:volatile="true" number:language="fr" number:country="FR">
      <number:text>-</number:text>
      <number:number number:decimal-places="2" number:min-decimal-places="2" number:min-integer-digits="1" number:grouping="true"/>
      <number:text> €</number:text>
    </number:number-style>
    <number:number-style style:name="N10141" number:language="fr" number:country="FR">
      <number:text>-</number:text>
      <number:number number:decimal-places="0" number:min-decimal-places="0" number:min-integer-digits="0"/>
      <number:text> €</number:text>
      <style:map style:condition="value()&gt;0" style:apply-style-name="N10141P0"/>
      <style:map style:condition="value()&lt;0" style:apply-style-name="N10141P1"/>
    </number:number-style>
    <number:number-style style:name="N10139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39P1" style:volatile="true" number:language="fr" number:country="FR">
      <number:text>-</number:text>
      <number:number number:decimal-places="0" number:min-decimal-places="0" number:min-integer-digits="1" number:grouping="true"/>
      <number:text> €</number:text>
    </number:number-style>
    <number:number-style style:name="N10139" number:language="fr" number:country="FR">
      <number:text>- €</number:text>
      <style:map style:condition="value()&gt;0" style:apply-style-name="N10139P0"/>
      <style:map style:condition="value()&lt;0" style:apply-style-name="N10139P1"/>
    </number:number-style>
    <number:number-style style:name="N10137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37" number:language="fr" number:country="FR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37P0"/>
    </number:number-style>
    <number:number-style style:name="N10135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35" number:language="fr" number:country="FR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35P0"/>
    </number:number-style>
    <number:number-style style:name="N10133" number:language="fr" number:country="FR">
      <number:number number:decimal-places="1" number:min-decimal-places="1" number:min-integer-digits="1"/>
    </number:number-style>
    <number:number-style style:name="N10132P0" style:volatile="true" number:language="fr" number:country="FR">
      <number:number number:decimal-places="2" number:min-decimal-places="2" number:min-integer-digits="1" number:grouping="true"/>
    </number:number-style>
    <number:number-style style:name="N10132P1" style:volatile="true" number:language="fr" number:country="FR">
      <number:text>-</number:text>
      <number:number number:decimal-places="2" number:min-decimal-places="2" number:min-integer-digits="1" number:grouping="true"/>
    </number:number-style>
    <number:number-style style:name="N10132" number:language="fr" number:country="FR">
      <number:text>-</number:text>
      <number:number number:decimal-places="0" number:min-decimal-places="0" number:min-integer-digits="0"/>
      <style:map style:condition="value()&gt;0" style:apply-style-name="N10132P0"/>
      <style:map style:condition="value()&lt;0" style:apply-style-name="N10132P1"/>
    </number:number-style>
    <number:number-style style:name="N10130P0" style:volatile="true" number:language="fr" number:country="FR">
      <number:number number:decimal-places="2" number:min-decimal-places="2" number:min-integer-digits="1" number:grouping="true"/>
      <number:text> F</number:text>
    </number:number-style>
    <number:number-style style:name="N10130P1" style:volatile="true" number:language="fr" number:country="FR">
      <number:text>-</number:text>
      <number:number number:decimal-places="2" number:min-decimal-places="2" number:min-integer-digits="1" number:grouping="true"/>
      <number:text> F</number:text>
    </number:number-style>
    <number:number-style style:name="N10130" number:language="fr" number:country="FR">
      <number:text>-</number:text>
      <number:number number:decimal-places="0" number:min-decimal-places="0" number:min-integer-digits="0"/>
      <number:text> F</number:text>
      <style:map style:condition="value()&gt;0" style:apply-style-name="N10130P0"/>
      <style:map style:condition="value()&lt;0" style:apply-style-name="N10130P1"/>
    </number:number-style>
    <number:number-style style:name="N10128P0" style:volatile="true" number:language="fr" number:country="FR">
      <number:number number:decimal-places="0" number:min-decimal-places="0" number:min-integer-digits="1" number:grouping="true"/>
    </number:number-style>
    <number:number-style style:name="N10128P1" style:volatile="true" number:language="fr" number:country="FR">
      <number:text>-</number:text>
      <number:number number:decimal-places="0" number:min-decimal-places="0" number:min-integer-digits="1" number:grouping="true"/>
    </number:number-style>
    <number:number-style style:name="N10128" number:language="fr" number:country="FR">
      <number:text>- </number:text>
      <style:map style:condition="value()&gt;0" style:apply-style-name="N10128P0"/>
      <style:map style:condition="value()&lt;0" style:apply-style-name="N10128P1"/>
    </number:number-style>
    <number:number-style style:name="N10126P0" style:volatile="true" number:language="fr" number:country="FR">
      <number:number number:decimal-places="0" number:min-decimal-places="0" number:min-integer-digits="1" number:grouping="true"/>
      <number:text> F</number:text>
    </number:number-style>
    <number:number-style style:name="N10126P1" style:volatile="true" number:language="fr" number:country="FR">
      <number:text>-</number:text>
      <number:number number:decimal-places="0" number:min-decimal-places="0" number:min-integer-digits="1" number:grouping="true"/>
      <number:text> F</number:text>
    </number:number-style>
    <number:number-style style:name="N10126" number:language="fr" number:country="FR">
      <number:text>- F</number:text>
      <style:map style:condition="value()&gt;0" style:apply-style-name="N10126P0"/>
      <style:map style:condition="value()&lt;0" style:apply-style-name="N10126P1"/>
    </number:number-style>
    <number:time-style style:name="N10124" number:language="fr" number:country="FR">
      <number:minutes number:style="long"/>
      <number:text>:</number:text>
      <number:seconds number:style="long"/>
    </number:time-style>
    <number:number-style style:name="N10123" number:language="fr" number:country="FR">
      <number:scientific-number number:decimal-places="1" number:min-decimal-places="1" number:min-integer-digits="1" number:min-exponent-digits="1" number:exponent-interval="1" number:forced-exponent-sign="true"/>
    </number:number-style>
    <number:time-style style:name="N10122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1" number:language="fr" number:country="FR">
      <number:hours/>
      <number:text>:</number:text>
      <number:minutes number:style="long"/>
      <number:text> </number:text>
      <number:am-pm/>
    </number:time-style>
    <number:date-style style:name="N10120" number:language="fr" number:country="FR">
      <number:month number:textual="true"/>
      <number:text>-</number:text>
      <number:year/>
    </number:date-style>
    <number:date-style style:name="N10119" number:language="fr" number:country="FR">
      <number:day number:style="long"/>
      <number:text>-</number:text>
      <number:month number:textual="true"/>
    </number:date-style>
    <number:date-style style:name="N10118" number:language="fr" number:country="FR">
      <number:day number:style="long"/>
      <number:text>-</number:text>
      <number:month number:textual="true"/>
      <number:text>-</number:text>
      <number:year/>
    </number:date-style>
    <number:number-style style:name="N10117" number:language="fr" number:country="FR">
      <number:fraction number:min-integer-digits="0" number:min-numerator-digits="3" loext:max-numerator-digits="3" number:min-denominator-digits="3" number:max-denominator-value="999"/>
    </number:number-style>
    <number:number-style style:name="N10116P0" style:volatile="true" number:language="fr" number:country="FR">
      <number:number number:decimal-places="2" number:min-decimal-places="2" number:min-integer-digits="1" number:grouping="true"/>
      <number:text> F</number:text>
    </number:number-style>
    <number:number-style style:name="N10116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F</number:text>
      <style:map style:condition="value()&gt;=0" style:apply-style-name="N10116P0"/>
    </number:number-style>
    <number:number-style style:name="N10115P0" style:volatile="true" number:language="fr" number:country="FR">
      <number:number number:decimal-places="2" number:min-decimal-places="2" number:min-integer-digits="1" number:grouping="true"/>
      <number:text> F</number:text>
    </number:number-style>
    <number:number-style style:name="N10115" number:language="fr" number:country="FR">
      <number:text>-</number:text>
      <number:number number:decimal-places="2" number:min-decimal-places="2" number:min-integer-digits="1" number:grouping="true"/>
      <number:text> F</number:text>
      <style:map style:condition="value()&gt;=0" style:apply-style-name="N10115P0"/>
    </number:number-style>
    <number:number-style style:name="N10113P0" style:volatile="true" number:language="fr" number:country="FR">
      <number:number number:decimal-places="0" number:min-decimal-places="0" number:min-integer-digits="1" number:grouping="true"/>
      <number:text> F</number:text>
    </number:number-style>
    <number:number-style style:name="N10113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F</number:text>
      <style:map style:condition="value()&gt;=0" style:apply-style-name="N10113P0"/>
    </number:number-style>
    <number:number-style style:name="N10112P0" style:volatile="true" number:language="fr" number:country="FR">
      <number:number number:decimal-places="0" number:min-decimal-places="0" number:min-integer-digits="1" number:grouping="true"/>
      <number:text> F</number:text>
    </number:number-style>
    <number:number-style style:name="N10112" number:language="fr" number:country="FR">
      <number:text>-</number:text>
      <number:number number:decimal-places="0" number:min-decimal-places="0" number:min-integer-digits="1" number:grouping="true"/>
      <number:text> F</number:text>
      <style:map style:condition="value()&gt;=0" style:apply-style-name="N10112P0"/>
    </number:number-style>
    <number:number-style style:name="N10110P0" style:volatile="true" number:language="fr" number:country="FR">
      <number:number number:decimal-places="2" number:min-decimal-places="2" number:min-integer-digits="1" number:grouping="true"/>
    </number:number-style>
    <number:number-style style:name="N10110" number:language="fr" number:country="FR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0110P0"/>
    </number:number-style>
    <number:number-style style:name="N10109P0" style:volatile="true" number:language="fr" number:country="FR">
      <number:number number:decimal-places="2" number:min-decimal-places="2" number:min-integer-digits="1" number:grouping="true"/>
    </number:number-style>
    <number:number-style style:name="N10109" number:language="fr" number:country="FR">
      <number:text>-</number:text>
      <number:number number:decimal-places="2" number:min-decimal-places="2" number:min-integer-digits="1" number:grouping="true"/>
      <style:map style:condition="value()&gt;=0" style:apply-style-name="N10109P0"/>
    </number:number-style>
    <number:number-style style:name="N10108P0" style:volatile="true" number:language="fr" number:country="FR">
      <number:number number:decimal-places="0" number:min-decimal-places="0" number:min-integer-digits="1" number:grouping="true"/>
    </number:number-style>
    <number:number-style style:name="N10108" number:language="fr" number:country="FR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0108P0"/>
    </number:number-style>
    <number:number-style style:name="N10107P0" style:volatile="true" number:language="fr" number:country="FR">
      <number:number number:decimal-places="0" number:min-decimal-places="0" number:min-integer-digits="1" number:grouping="true"/>
    </number:number-style>
    <number:number-style style:name="N10107" number:language="fr" number:country="FR">
      <number:text>-</number:text>
      <number:number number:decimal-places="0" number:min-decimal-places="0" number:min-integer-digits="1" number:grouping="true"/>
      <style:map style:condition="value()&gt;=0" style:apply-style-name="N10107P0"/>
    </number:number-style>
    <number:time-style style:name="N20113" number:language="ja" number:country="JP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date-style style:name="N20112" number:language="ja" number:country="JP">
      <number:day/>
      <number:text>/</number:text>
      <number:month/>
      <number:text>/</number:text>
      <number:year/>
    </number:date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style:page-layout style:name="Mpm1">
      <style:page-layout-properties fo:page-width="29.7cm" fo:page-height="21.001cm" style:num-format="1" style:print-orientation="landscape" fo:margin-top="1.222cm" fo:margin-bottom="2cm" fo:margin-left="0.684cm" fo:margin-right="0.896cm" fo:background-color="transparent" style:writing-mode="lr-tb">
        <style:background-image/>
      </style:page-layout-properties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3.1.3$MacOSX_AARCH64 LibreOffice_project/a69ca51ded25f3eefd52d7bf9a5fad8c90b87951</meta:generator>
    <meta:initial-creator>Philippe Le Gal</meta:initial-creator>
    <meta:creation-date>2007-11-26T23:35:39</meta:creation-date>
    <dc:date>2022-03-30T21:36:31.732404070</dc:date>
    <meta:print-date>2020-12-11T18:19:08.109333362</meta:print-date>
    <meta:editing-cycles>501</meta:editing-cycles>
    <meta:editing-duration>P4DT19H53M6S</meta:editing-duration>
    <meta:printed-by>Philippe MERCIER</meta:printed-by>
    <dc:title>listesEtudiants</dc:title>
    <dc:creator>Philippe MERCIER</dc:creator>
    <meta:document-statistic meta:table-count="1" meta:cell-count="146" meta:object-count="0"/>
    <meta:user-defined meta:name="Info 1"/>
    <meta:user-defined meta:name="Info 2"/>
    <meta:user-defined meta:name="Info 3"/>
    <meta:user-defined meta:name="Info 4"/>
  </office:meta>
</office:document-meta>
</file>